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00000008097A79302.jpg"/>
  <manifest:file-entry manifest:media-type="image/png" manifest:full-path="Pictures/100002000000005D000002584CC204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8c735a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5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5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6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7" style:family="graphic" style:parent-style-name="standard">
      <style:graphic-properties draw:stroke="solid" svg:stroke-width="0.026cm" svg:stroke-color="#402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visible" draw:shadow-offset-x="0.212cm" draw:shadow-offset-y="0.212cm" draw:shadow-color="#a08366"/>
    </style:style>
    <style:style style:name="gr8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9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0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1" style:family="graphic" style:parent-style-name="standard" style:list-style-name="L5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5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4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5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6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7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8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19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0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1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2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3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4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5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6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7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8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29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0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1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2" style:family="graphic" style:parent-style-name="standard" style:list-style-name="L5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4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5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6" style:family="graphic" style:parent-style-name="standard" style:list-style-name="L5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8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39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40" style:family="graphic" style:parent-style-name="standard" style:list-style-name="L5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42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43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44" style:family="graphic" style:parent-style-name="standard" style:list-style-name="L5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gr46" style:family="graphic" style:parent-style-name="standard" style:list-style-name="L7">
      <style:graphic-properties draw:stroke="solid" svg:stroke-width="0.026cm" svg:stroke-color="#402000" draw:stroke-linejoin="miter" svg:stroke-linecap="square" draw:fill="solid" draw:fill-color="#fcfdc6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a08366"/>
    </style:style>
    <style:style style:name="pr1" style:family="presentation" style:parent-style-name="Titel1-title">
      <style:graphic-properties draw:stroke="none" draw:fill="none" draw:fill-color="#ce9964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a08366"/>
    </style:style>
    <style:style style:name="pr2" style:family="presentation" style:parent-style-name="Titel1-subtitle">
      <style:graphic-properties draw:stroke="none" draw:fill="none" draw:fill-color="#ce9964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fill-color="#ffffff" fo:min-height="11.43cm"/>
    </style:style>
    <style:style style:name="pr4" style:family="presentation" style:parent-style-name="Standaard-title">
      <style:graphic-properties draw:stroke="none" draw:fill="none" draw:fill-color="#ce9964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offset-x="0.035cm" draw:shadow-color="#a08366"/>
    </style:style>
    <style:style style:name="pr5" style:family="presentation" style:parent-style-name="Standaard-outline1">
      <style:graphic-properties draw:stroke="none" draw:fill="none" draw:fill-color="#ce9964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ard-notes">
      <style:graphic-properties draw:fill-color="#ffffff" fo:min-height="11.43cm"/>
    </style:style>
    <style:style style:name="pr7" style:family="presentation" style:parent-style-name="Standaard-notes">
      <style:graphic-properties draw:stroke="none" draw:fill="none" draw:fill-color="#00cc99" draw:textarea-horizontal-align="justify" draw:textarea-vertical-align="top" fo:min-height="11.43cm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46cm" fo:margin-bottom="0cm" fo:line-height="90%" fo:text-indent="0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.952cm" fo:margin-right="0cm" fo:margin-top="0.158cm" fo:margin-bottom="0cm" fo:line-height="90%" fo:text-indent="-0.952cm" style:writing-mode="lr-tb"/>
    </style:style>
    <style:style style:name="P9" style:family="paragraph">
      <style:paragraph-properties fo:margin-left="0.952cm" fo:margin-right="0cm" fo:margin-top="0.158cm" fo:margin-bottom="0cm" fo:line-height="90%" fo:text-indent="-0.952cm" style:writing-mode="lr-tb" style:font-independent-line-spacing="true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.952cm" fo:margin-right="0cm" fo:margin-top="0cm" fo:margin-bottom="0cm" fo:line-height="100%" fo:text-indent="-0.952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.352cm" fo:margin-bottom="0cm" fo:line-height="100%" fo:text-indent="0cm" style:writing-mode="lr-tb"/>
    </style:style>
    <style:style style:name="P14" style:family="paragraph">
      <style:paragraph-properties fo:margin-left="0cm" fo:margin-right="0cm" fo:margin-top="0.352cm" fo:margin-bottom="0cm" fo:line-height="100%" fo:text-indent="0cm" style:writing-mode="lr-tb" style:font-independent-line-spacing="true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.952cm" fo:margin-right="0cm" fo:margin-top="0.105cm" fo:margin-bottom="0cm" fo:line-height="100%" fo:text-indent="-0.952cm"/>
    </style:style>
    <style:style style:name="P17" style:family="paragraph">
      <style:paragraph-properties fo:margin-left="2.063cm" fo:margin-right="0cm" fo:margin-top="0.105cm" fo:margin-bottom="0cm" fo:line-height="100%" fo:text-indent="-0.793cm"/>
    </style:style>
    <style:style style:name="P18" style:family="paragraph">
      <style:paragraph-properties fo:margin-left="0cm" fo:margin-right="0cm" fo:margin-top="0.123cm" fo:margin-bottom="0cm" fo:text-indent="0cm"/>
    </style:style>
    <style:style style:name="P19" style:family="paragraph">
      <style:paragraph-properties fo:margin-left="0cm" fo:margin-right="0cm" fo:margin-top="0.123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cm" fo:margin-right="0cm" fo:margin-top="0.105cm" fo:margin-bottom="0cm" fo:text-indent="0cm"/>
    </style:style>
    <style:style style:name="P21" style:family="paragraph">
      <style:paragraph-properties fo:margin-left="0.952cm" fo:margin-right="0cm" fo:margin-top="0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cm" fo:margin-right="0cm" fo:margin-top="0.105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cm" fo:margin-right="0cm" fo:margin-top="0cm" fo:margin-bottom="0cm" fo:text-indent="0cm"/>
    </style:style>
    <style:style style:name="P2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2.063cm" fo:margin-right="0cm" fo:margin-top="0.123cm" fo:margin-bottom="0cm" fo:line-height="100%" fo:text-indent="-0.793cm"/>
    </style:style>
    <style:style style:name="P26" style:family="paragraph">
      <style:paragraph-properties fo:margin-left="2.063cm" fo:margin-right="0cm" fo:margin-top="0.141cm" fo:margin-bottom="0cm" fo:line-height="100%" fo:text-indent="-0.793cm"/>
    </style:style>
    <style:style style:name="P27" style:family="paragraph">
      <style:paragraph-properties fo:margin-left="0cm" fo:margin-right="0cm" fo:margin-top="0.705cm" fo:margin-bottom="0cm" fo:text-indent="0cm"/>
    </style:style>
    <style:style style:name="P28" style:family="paragraph">
      <style:paragraph-properties fo:margin-left="0cm" fo:margin-right="0cm" fo:margin-top="0.141cm" fo:margin-bottom="0cm" fo:text-indent="0cm"/>
    </style:style>
    <style:style style:name="P29" style:family="paragraph">
      <style:paragraph-properties fo:margin-left="0cm" fo:margin-right="0cm" fo:margin-top="0.564cm" fo:margin-bottom="0cm" fo:text-indent="0cm"/>
    </style:style>
    <style:style style:name="P30" style:family="paragraph">
      <style:paragraph-properties fo:margin-left="0cm" fo:margin-right="0cm" fo:margin-top="0.141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style:paragraph-properties fo:margin-left="0.952cm" fo:margin-right="0cm" fo:margin-top="0.123cm" fo:margin-bottom="0cm" fo:line-height="90%" fo:text-indent="-0.952cm"/>
    </style:style>
    <style:style style:name="P32" style:family="paragraph">
      <style:paragraph-properties fo:margin-left="0.952cm" fo:margin-right="0cm" fo:margin-top="0.105cm" fo:margin-bottom="0cm" fo:line-height="90%" fo:text-indent="-0.952cm"/>
    </style:style>
    <style:style style:name="P33" style:family="paragraph">
      <style:paragraph-properties fo:margin-left="0cm" fo:margin-right="0cm" fo:margin-top="0.105cm" fo:margin-bottom="0cm" fo:line-height="90%" fo:text-indent="0cm"/>
    </style:style>
    <style:style style:name="P34" style:family="paragraph">
      <style:paragraph-properties fo:margin-left="0cm" fo:margin-right="0cm" fo:margin-top="0.141cm" fo:margin-bottom="0cm" fo:line-height="90%" fo:text-indent="0cm"/>
    </style:style>
    <style:style style:name="P35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color="#cd3333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cd3333" fo:font-size="18pt" fo:font-weight="bold" style:font-size-asian="18pt" style:font-weight-asian="bold" style:font-size-complex="18pt" style:font-weight-complex="bold"/>
    </style:style>
    <style:style style:name="T7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8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" style:family="text">
      <style:text-properties fo:font-family="'Lucida Console'" style:font-family-generic="modern" style:font-pitch="fixed"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fo:color="#cd3333" fo:font-family="'Lucida Console'" style:font-family-generic="modern" style:font-pitch="fixed" fo:font-size="12pt" fo:language="en" fo:country="US" style:font-size-asian="12pt" style:language-asian="en" style:country-asian="US" style:font-size-complex="12pt" style:language-complex="en" style:country-complex="US"/>
    </style:style>
    <style:style style:name="T11" style:family="text">
      <style:text-properties fo:color="#000000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fo:font-family="Arial" style:font-family-generic="swiss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family="'Lucida Console'" style:font-family-generic="modern" style:font-pitch="fixed" fo:font-size="14pt" style:font-size-asian="14pt" style:font-size-complex="14pt"/>
    </style:style>
    <style:style style:name="T16" style:family="text">
      <style:text-properties fo:font-family="'Lucida Console'" style:font-family-generic="modern" style:font-pitch="fixed" fo:font-size="14pt" fo:language="en" fo:country="US" style:font-size-asian="14pt" style:language-asian="en" style:country-asian="US" style:font-size-complex="14pt" style:language-complex="en" style:country-complex="US"/>
    </style:style>
    <style:style style:name="T1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font-family="'Lucida Console'" style:font-family-generic="modern" style:font-pitch="fixed" fo:font-size="16pt" fo:language="en" fo:country="US" style:font-size-asian="16pt" style:language-asian="en" style:country-asian="US" style:font-size-complex="16pt" style:language-complex="en" style:country-complex="US"/>
    </style:style>
    <style:style style:name="T19" style:family="text">
      <style:text-properties fo:color="#cd3333" fo:font-family="'Lucida Console'" style:font-family-generic="modern" style:font-pitch="fixed" fo:font-size="14pt" fo:language="en" fo:country="US" style:font-size-asian="14pt" style:language-asian="en" style:country-asian="US" style:font-size-complex="14pt" style:language-complex="en" style:country-complex="US"/>
    </style:style>
    <style:style style:name="T20" style:family="text">
      <style:text-properties fo:font-family="'Lucida Console'" style:font-family-generic="modern" style:font-pitch="fixed" fo:font-size="13pt" fo:language="en" fo:country="US" style:font-size-asian="13pt" style:language-asian="en" style:country-asian="US" style:font-size-complex="13pt" style:language-complex="en" style:country-complex="US"/>
    </style:style>
    <style:style style:name="T21" style:family="text">
      <style:text-properties fo:color="#cd3333" fo:font-family="'Lucida Console'" style:font-family-generic="modern" style:font-pitch="fixed" fo:font-size="13pt" fo:language="en" fo:country="US" style:font-size-asian="13pt" style:language-asian="en" style:country-asian="US" style:font-size-complex="13pt" style:language-complex="en" style:country-complex="US"/>
    </style:style>
    <style:style style:name="T22" style:family="text">
      <style:text-properties fo:color="#000000" style:text-position="30% 58%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96633" fo:font-size="100%"/>
      </text:list-level-style-number>
    </text:list-style>
    <text:list-style style:name="L2">
      <text:list-level-style-number text:level="1" style:num-format="">
        <style:list-level-properties/>
        <style:text-properties fo:color="#ce9964" fo:font-size="9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ce9964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ce9964" fo:font-size="100%"/>
      </text:list-level-style-bullet>
    </text:list-style>
    <text:list-style style:name="L3">
      <text:list-level-style-bullet text:level="1" text:bullet-char="">
        <style:list-level-properties text:min-label-width="0.952cm"/>
        <style:text-properties fo:font-family="'Monotype Sorts'" style:font-pitch="variable" style:font-charset="x-symbol" fo:color="#ce9964" fo:font-size="9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</text:list-style>
    <text:list-style style:name="L5">
      <text:list-level-style-number text:level="1" style:num-format="">
        <style:list-level-properties/>
        <style:text-properties fo:color="#ce9964" fo:font-size="9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2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2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2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e9964" fo:font-size="9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2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2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2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number text:level="2" style:num-format="">
        <style:list-level-properties/>
        <style:text-properties fo:color="#ce9964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ce9964" fo:font-size="100%"/>
      </text:list-level-style-bullet>
    </text:list-style>
  </office:automatic-styles>
  <office:body>
    <office:presentation>
      <presentation:header-decl presentation:name="hdr1">NatLink: Python Macro System</presentation:header-decl>
      <presentation:footer-decl presentation:name="ftr1">(c) Copyright 1999 by Joel Gould</presentation:footer-decl>
      <presentation:date-time-decl presentation:name="dtd1" presentation:source="fixed">Nov 12, 1999</presentation:date-time-decl>
      <draw:page draw:name="NatLink: A Python Macro System for Dragon NaturallySpeaking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5cm" svg:x="2.672cm" svg:y="5.348cm" presentation:class="title" presentation:user-transformed="true">
          <draw:text-box>
            <text:list text:style-name="L1">
              <text:list-header>
                <text:p text:style-name="P1">NatLink:<text:line-break/>A Python Macro System<text:line-break/>for Dragon NaturallySpeaking</text:p>
              </text:list-header>
            </text:list>
          </draw:text-box>
        </draw:frame>
        <draw:frame presentation:style-name="pr2" draw:text-style-name="P2" draw:layer="layout" svg:width="17.78cm" svg:height="4.868cm" svg:x="4.577cm" svg:y="10.385cm" presentation:class="subtitle" presentation:user-transformed="true">
          <draw:text-box>
            <text:list text:style-name="L2">
              <text:list-header>
                <text:p text:style-name="P3">Joel Gould<text:line-break/>Director of Emerging Technologies<text:line-break/>Dragon Systems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pyright Information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Copyright Information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5"><text:span text:style-name="T1">This is version 1.1 of this present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nges: look in corner of slides for </text:span><text:span text:style-name="T3">V 1.1</text:span><text:span text:style-name="T2"> indica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This version of the presentation was given to the Voice Coder’s group on June 25, 2000</text:span></text:p>
              </text:list-item>
              <text:list-item>
                <text:p text:style-name="P5"><text:span text:style-name="T1">The contents of this presentation are </text:span><text:span text:style-name="T1"><text:line-break/></text:span><text:span text:style-name="T1">© Copyright 1999-2000 by Joel Gould</text:span></text:p>
              </text:list-item>
              <text:list-item>
                <text:p text:style-name="P5"><text:span text:style-name="T1">Permission is hereby given to freely distribute this presentation unmodified</text:span></text:p>
              </text:list-item>
              <text:list-item>
                <text:p text:style-name="P5"><text:span text:style-name="T1">Contact Joel Gould for more information</text:span><text:span text:style-name="T1"><text:line-break/></text:span><text:span text:style-name="T1">joelg@alum.mit.edu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utline of Today’s Talk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utline of Today’s Tal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4">Introduction</text:span></text:p>
              </text:list-item>
              <text:list-item>
                <text:p text:style-name="P3">Getting started with NatLink</text:p>
              </text:list-item>
              <text:list-item>
                <text:p text:style-name="P3">Basics of Python programming</text:p>
              </text:list-item>
              <text:list-item>
                <text:p text:style-name="P3">Specifying Grammars</text:p>
              </text:list-item>
              <text:list-item>
                <text:p text:style-name="P3">Handling Recognition Results</text:p>
              </text:list-item>
              <text:list-item>
                <text:p text:style-name="P3">Controlling Active Grammars</text:p>
              </text:list-item>
              <text:list-item>
                <text:p text:style-name="P3">Examples of advanced projects</text:p>
              </text:list-item>
              <text:list-item>
                <text:p text:style-name="P3">Where to go for more help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is NaturallySpeaking?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What is NaturallySpeaking?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World’s first and best large vocabulary continuous speech recognition system</text:p>
              </text:list-item>
              <text:list-item>
                <text:p text:style-name="P3">Primarily designed for dictation by voice</text:p>
              </text:list-item>
              <text:list-item>
                <text:p text:style-name="P3">Also contains fully functional continuous command recognition (based on SAPI 4)</text:p>
              </text:list-item>
              <text:list-item>
                <text:p text:style-name="P3">Professional Edition includes simple basic-like language for writing simple macro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is Python?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What is Python?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Interpreted, object-oriented pgm. language</text:span></text:p>
              </text:list-item>
              <text:list-item>
                <text:p text:style-name="P3"><text:span text:style-name="T5">Often compared to Perl, but more powerful</text:span></text:p>
              </text:list-item>
              <text:list-item>
                <text:p text:style-name="P3"><text:span text:style-name="T5">Free and open-source, runs on multiple OSs</text:span></text:p>
              </text:list-item>
              <text:list-item>
                <text:p text:style-name="P3"><text:span text:style-name="T5">Ideal as a macro language since it is interpreted and interfaces easily with C</text:span></text:p>
              </text:list-item>
              <text:list-item>
                <text:p text:style-name="P3"><text:span text:style-name="T5">Also used for web programming, numeric programming, rapid prototyping, etc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is NatLink?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What is NatLink?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A compatibility module (like NatText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NatLink allows you to write NatSpeak command macros in Pyth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A Python language extens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NatLink allows you to control NatSpeak from Pyth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Works with all versions of NatSpeak</text:span></text:p>
              </text:list-item>
              <text:list-item>
                <text:p text:style-name="P7"><text:span text:style-name="T5">Free and open-source, freely distributable*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6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*Licensing Restriction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*Licensing Restriction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NatLink requires that you have a legally licensed copy of Dragon NaturallySpeaking</text:span></text:p>
                <text:p text:style-name="P7"><text:span text:style-name="T5"/></text:p>
              </text:list-item>
              <text:list-item>
                <text:p text:style-name="P7"><text:span text:style-name="T5">To use NatLink you must also agree to the license agreement for the NatSpeak toolki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Soon Natlink will require the NatSpeak toolkit</text:span></text:p>
                  </text:list-item>
                  <text:list-item>
                    <text:p text:style-name="P5"><text:span text:style-name="T5">The NatSpeak toolkit is a free download from http://www.dragonsys.com</text:span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2.116cm" svg:height="1.058cm" svg:x="2.752cm" svg:y="16.722cm">
          <text:list text:style-name="L5">
            <text:list-header>
              <text:p text:style-name="P8"><text:span text:style-name="T6">V 1.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atLink is Better than Prof. Ed.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NatLink is Better than Prof. Ed.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Grammars can include alternates, optionals, repeats and nested rules</text:span></text:p>
              </text:list-item>
              <text:list-item>
                <text:p text:style-name="P3"><text:span text:style-name="T5">Can restrict recognition to one grammar</text:span></text:p>
              </text:list-item>
              <text:list-item>
                <text:p text:style-name="P3"><text:span text:style-name="T5">Can change grammars at start of any recog.</text:span></text:p>
              </text:list-item>
              <text:list-item>
                <text:p text:style-name="P3"><text:span text:style-name="T5">Can have multiple macro files</text:span></text:p>
              </text:list-item>
              <text:list-item>
                <text:p text:style-name="P3"><text:span text:style-name="T5">Changes to macro files load immediately</text:span></text:p>
              </text:list-item>
              <text:list-item>
                <text:p text:style-name="P3"><text:span text:style-name="T5">Macros have access to all features of Pyth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atLink is Harder to Use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NatLink is Harder to Use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NatLink is not a supported product</text:span><text:span text:style-name="T5"><text:line-break/></text:span><text:span text:style-name="T7">Do not call Tech Support with questions</text:span></text:p>
              </text:list-item>
              <text:list-item>
                <text:p text:style-name="P7"><text:span text:style-name="T5">NatLink </text:span><text:span text:style-name="T8">may</text:span><text:span text:style-name="T5"> not work with NatSpeak &gt; 5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It will work fine with NatSpeak 5.0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Documentation is not complete</text:span></text:p>
              </text:list-item>
              <text:list-item>
                <text:p text:style-name="P7"><text:span text:style-name="T5">No GUI or fancy user interface</text:span></text:p>
              </text:list-item>
              <text:list-item>
                <text:p text:style-name="P7"><text:span text:style-name="T5">Requires some knowledge of Python</text:span></text:p>
              </text:list-item>
              <text:list-item>
                <text:p text:style-name="P7"><text:span text:style-name="T5">More like real programming</text:span></text:p>
              </text:list-item>
            </text:list>
          </draw:text-box>
        </draw:frame>
        <draw:custom-shape draw:style-name="gr3" draw:text-style-name="P9" draw:layer="layout" svg:width="2.116cm" svg:height="1.059cm" svg:x="19.897cm" svg:y="9.313cm">
          <text:list text:style-name="L5">
            <text:list-header>
              <text:p text:style-name="P8"><text:span text:style-name="T6">V 1.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utline of Today’s Tal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Introduction</text:p>
              </text:list-item>
              <text:list-item>
                <text:p text:style-name="P3"><text:span text:style-name="T4">Getting started with NatLink</text:span></text:p>
              </text:list-item>
              <text:list-item>
                <text:p text:style-name="P3">Basics of Python programming</text:p>
              </text:list-item>
              <text:list-item>
                <text:p text:style-name="P3">Specifying Grammars</text:p>
              </text:list-item>
              <text:list-item>
                <text:p text:style-name="P3">Handling Recognition Results</text:p>
              </text:list-item>
              <text:list-item>
                <text:p text:style-name="P3">Controlling Active Grammars</text:p>
              </text:list-item>
              <text:list-item>
                <text:p text:style-name="P3">Examples of advanced projects</text:p>
              </text:list-item>
              <text:list-item>
                <text:p text:style-name="P3">Where to go for more hel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you Need to Install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What you Need to Install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Dragon NaturallySpeaki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Any edition, version 3.0 or bett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ython 1.5.2 for Windows:</text:span><text:span text:style-name="T5"><text:line-break/></text:span><text:span text:style-name="T1">py152.exe from http://www.python.org/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You do not need to install Tcl/Tk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NatLink: natlink.zip from </text:span><text:span text:style-name="T5"><text:line-break/></text:span><text:span text:style-name="T1">http://www.synapseadaptive.com/joel/default.htm</text:span></text:p>
              </text:list-item>
              <text:list-item>
                <text:p text:style-name="P10"><text:span text:style-name="T5">Win32 extensions are optional:</text:span><text:span text:style-name="T5"><text:line-break/></text:span><text:span text:style-name="T1">win32all.exe from http://www.python.org/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11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tting up NatLink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etting up NatLin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Install NatSpeak and Python</text:span></text:p>
              </text:list-item>
              <text:list-item>
                <text:p text:style-name="P3"><text:span text:style-name="T5">Unzip natlink.zip into c:\NatLink</text:span></text:p>
              </text:list-item>
              <text:list-item>
                <text:p text:style-name="P3"><text:span text:style-name="T5">Run \NatLink\MacroSystem\EnableNL.ex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his sets the necessary registry variables</text:span></text:p>
                  </text:list-item>
                  <text:list-item>
                    <text:p text:style-name="P10"><text:span text:style-name="T5">This also turns NatLink on or off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To run sample macros, copy macro fil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From: \NatLink\SampleMacros</text:span></text:p>
                  </text:list-item>
                  <text:list-item>
                    <text:p text:style-name="P10"><text:span text:style-name="T5">To: \NatLink\Macro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to Create Macro File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How to Create Macro File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Macro files are Python source files</text:span></text:p>
              </text:list-item>
              <text:list-item>
                <text:p text:style-name="P3"><text:span text:style-name="T5">Use Wordpad or any other text edito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ve files as text with .py extension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Global files should be named _xxx.py</text:span></text:p>
              </text:list-item>
              <text:list-item>
                <text:p text:style-name="P3"><text:span text:style-name="T5">App-specific files should be named with the application name (ex: wordpad_xxx.py)</text:span></text:p>
              </text:list-item>
              <text:list-item>
                <text:p text:style-name="P3"><text:span text:style-name="T5">Copy files to \NatLink\MacroSystem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Or to \NatSpeak\Users\username\Cur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ample Example 1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ample Example 1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File _sample1.py contains one command</text:span></text:p>
              </text:list-item>
              <text:list-item>
                <text:p text:style-name="P3"><text:span text:style-name="T5">Say “demo sample one” and it types:</text:span><text:span text:style-name="T5"><text:line-break/></text:span><text:span text:style-name="T5">Heard macro “sample one”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ource Code for _sample1.py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Source Code for _sample1.py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1"><text:span text:style-name="T9">import natlink</text:span></text:p>
                <text:p text:style-name="P11"><text:span text:style-name="T9">from natlinkutils import *</text:span></text:p>
                <text:p text:style-name="P11"><text:span text:style-name="T9"/></text:p>
                <text:p text:style-name="P11"><text:span text:style-name="T9">class ThisGrammar(GrammarBase):</text:span></text:p>
                <text:p text:style-name="P11"><text:span text:style-name="T9"/></text:p>
                <text:p text:style-name="P11"><text:span text:style-name="T9"><text:s text:c="4"/></text:span><text:span text:style-name="T9">gramSpec = """</text:span></text:p>
                <text:p text:style-name="P11"><text:span text:style-name="T9"><text:s text:c="8"/></text:span><text:span text:style-name="T10">&lt;start&gt; exported = demo sample one;</text:span></text:p>
                <text:p text:style-name="P11"><text:span text:style-name="T9"><text:s text:c="4"/></text:span><text:span text:style-name="T9">"""</text:span></text:p>
                <text:p text:style-name="P11"><text:span text:style-name="T9"><text:s text:c="4"/></text:span></text:p>
                <text:p text:style-name="P11"><text:span text:style-name="T9"><text:s text:c="4"/></text:span><text:span text:style-name="T9">def gotResults_start(self,words,fullResults):</text:span></text:p>
                <text:p text:style-name="P11"><text:span text:style-name="T9"><text:s text:c="8"/></text:span><text:span text:style-name="T10">natlink.playString('Heard macro "sample one"{enter}')</text:span></text:p>
                <text:p text:style-name="P11"><text:span text:style-name="T9"/></text:p>
                <text:p text:style-name="P11"><text:span text:style-name="T9"><text:s text:c="4"/></text:span><text:span text:style-name="T9">def initialize(self):</text:span></text:p>
                <text:p text:style-name="P11"><text:span text:style-name="T9"><text:s text:c="8"/></text:span><text:span text:style-name="T9">self.load(self.gramSpec)</text:span></text:p>
                <text:p text:style-name="P11"><text:span text:style-name="T9"><text:s text:c="8"/></text:span><text:span text:style-name="T9">self.activateAll()</text:span></text:p>
                <text:p text:style-name="P11"><text:span text:style-name="T9"><text:s text:c="8"/></text:span></text:p>
                <text:p text:style-name="P11"><text:span text:style-name="T9">thisGrammar = ThisGrammar()</text:span></text:p>
                <text:p text:style-name="P11"><text:span text:style-name="T9">thisGrammar.initialize()</text:span></text:p>
                <text:p text:style-name="P11"><text:span text:style-name="T9"/></text:p>
                <text:p text:style-name="P11"><text:span text:style-name="T9">def unload():</text:span></text:p>
                <text:p text:style-name="P11"><text:span text:style-name="T9"><text:s text:c="4"/></text:span><text:span text:style-name="T9">global thisGrammar</text:span></text:p>
                <text:p text:style-name="P11"><text:span text:style-name="T9"><text:s text:c="4"/></text:span><text:span text:style-name="T9">if thisGrammar: thisGrammar.unload()</text:span></text:p>
                <text:p text:style-name="P11"><text:span text:style-name="T9"><text:s text:c="4"/></text:span><text:span text:style-name="T9">thisGrammar = None</text:span></text:p>
              </text:list-header>
            </text:list>
            <text:list text:style-name="L3">
              <text:list-header>
                <text:p text:style-name="P12"><text:span text:style-name="T9"/></text:p>
              </text:list-header>
            </text:list>
          </draw:text-box>
        </draw:frame>
        <draw:custom-shape draw:style-name="gr4" draw:text-style-name="P14" draw:layer="layout" svg:width="6.139cm" svg:height="2.289cm" svg:x="16.933cm" svg:y="5.08cm">
          <text:list text:style-name="L7">
            <text:list-header>
              <text:p text:style-name="P13"><text:span text:style-name="T11">This is the grammar. <text:s/>You can say:</text:span><text:span text:style-name="T11"><text:line-break/></text:span><text:span text:style-name="T11">“demo sample one”</text:span></text:p>
            </text:list-header>
          </text:list>
          <draw:enhanced-geometry svg:viewBox="0 0 21600 21600" draw:type="line-callout-1" draw:modifiers="-10068.2736156352 30928.5589519651 -745 2957 -4733 4476 -3910 51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4" draw:layer="layout" svg:width="6.138cm" svg:height="2.289cm" svg:x="17.992cm" svg:y="12.277cm">
          <text:list text:style-name="L7">
            <text:list-header>
              <text:p text:style-name="P13"><text:span text:style-name="T11">This is the action. <text:s/>We type text into the active window.</text:span></text:p>
            </text:list-header>
          </text:list>
          <draw:enhanced-geometry svg:viewBox="0 0 21600 21600" draw:type="line-callout-1" draw:modifiers="-10316.2078514416 -14261.6593886463 -745 2957 -6967 -58599 -6145 -579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4" draw:layer="layout" svg:width="6.562cm" svg:height="1.613cm" svg:x="17.568cm" svg:y="15.571cm">
          <text:list text:style-name="L7">
            <text:list-header>
              <text:p text:style-name="P13"><text:span text:style-name="T11">Most of the rest of this file is boiler plate.</text:span></text:p>
            </text:list-header>
          </text:list>
          <draw:enhanced-geometry svg:viewBox="0 0 21600 21600" draw:type="line-callout-1" draw:modifiers="-9027.70074660978 -6062.45353159851 -697 4181 -5124 -25839 -4355 -25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7" draw:text-style-name="P15" draw:layer="layout" svg:x1="14.817cm" svg:y1="11.43cm" svg:x2="14.817cm" svg:y2="17.357cm">
          <text:p/>
        </draw:lin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ample Example 2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ample Example 2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Add a second command with alternatives</text:span></text:p>
              </text:list-item>
              <text:list-item>
                <text:p text:style-name="P3"><text:span text:style-name="T5">Type (into application) the command and alternative which was recognized</text:span></text:p>
              </text:list-item>
              <text:list-item>
                <text:p text:style-name="P3"><text:span text:style-name="T5">NatLink will tell you which rule was recognized by calling a named func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gotResults_firstRule for &lt;firstRule&gt;</text:span></text:p>
                  </text:list-item>
                  <text:list-item>
                    <text:p text:style-name="P10"><text:span text:style-name="T5">gotResults_secondRule for &lt;secondRu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tract from _sample2.py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Extract from _sample2.py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6"><text:span text:style-name="T9"># ...</text:span></text:p>
                <text:p text:style-name="P16"><text:span text:style-name="T9">class ThisGrammar(GrammarBase):</text:span></text:p>
                <text:p text:style-name="P16"><text:span text:style-name="T9"/></text:p>
                <text:p text:style-name="P16"><text:span text:style-name="T9"><text:s text:c="4"/></text:span><text:span text:style-name="T9">gramSpec = """</text:span></text:p>
                <text:p text:style-name="P16"><text:span text:style-name="T10"><text:s text:c="8"/></text:span><text:span text:style-name="T10">&lt;firstRule&gt; exported = demo sample two [ help ];</text:span></text:p>
                <text:p text:style-name="P16"><text:span text:style-name="T10"><text:s text:c="8"/></text:span><text:span text:style-name="T10">&lt;secondRule&gt; exported = demo sample two</text:span></text:p>
                <text:p text:style-name="P16"><text:span text:style-name="T10"><text:s text:c="12"/></text:span><text:span text:style-name="T10">( red | blue | green | purple | black | white | yellow |</text:span></text:p>
                <text:p text:style-name="P16"><text:span text:style-name="T10"><text:s text:c="14"/></text:span><text:span text:style-name="T10">orange | magenta | cyan | gray );</text:span></text:p>
                <text:p text:style-name="P16"><text:span text:style-name="T9"><text:s text:c="4"/></text:span><text:span text:style-name="T9">"""</text:span></text:p>
                <text:p text:style-name="P16"><text:span text:style-name="T9"><text:s text:c="4"/></text:span></text:p>
                <text:p text:style-name="P16"><text:span text:style-name="T9"><text:s text:c="4"/></text:span><text:span text:style-name="T9">def gotResults_firstRule(self,words,fullResults):</text:span></text:p>
                <text:p text:style-name="P16"><text:span text:style-name="T9"><text:s text:c="8"/></text:span><text:span text:style-name="T10">natlink.playString('Say "demo sample two {ctrl+i}color{ctrl+i}"{enter}')</text:span></text:p>
                <text:p text:style-name="P16"><text:span text:style-name="T9"/></text:p>
                <text:p text:style-name="P16"><text:span text:style-name="T9"><text:s text:c="4"/></text:span><text:span text:style-name="T9">def gotResults_secondRule(self,words,fullResults):</text:span></text:p>
                <text:p text:style-name="P16"><text:span text:style-name="T9"><text:s text:c="8"/></text:span><text:span text:style-name="T10">natlink.playString('The color is "%s" {enter}'%words[3])</text:span></text:p>
                <text:p text:style-name="P16"><text:span text:style-name="T9"><text:s text:c="8"/></text:span></text:p>
                <text:p text:style-name="P16"><text:span text:style-name="T9"><text:s text:c="4"/></text:span><text:span text:style-name="T9">def initialize(self):</text:span></text:p>
                <text:p text:style-name="P16"><text:span text:style-name="T9"><text:s text:c="8"/></text:span><text:span text:style-name="T9">self.load(self.gramSpec)</text:span></text:p>
                <text:p text:style-name="P16"><text:span text:style-name="T9"><text:s text:c="8"/></text:span><text:span text:style-name="T9">self.activateAll()</text:span></text:p>
                <text:p text:style-name="P16"><text:span text:style-name="T9"># ...</text:span></text:p>
              </text:list-header>
            </text:list>
          </draw:text-box>
        </draw:frame>
        <draw:custom-shape draw:style-name="gr8" draw:text-style-name="P14" draw:layer="layout" svg:width="6.139cm" svg:height="1.613cm" svg:x="16.933cm" svg:y="5.08cm">
          <text:list text:style-name="L7">
            <text:list-header>
              <text:p text:style-name="P13"><text:span text:style-name="T11">This is the grammar. <text:s/>It has two rules.</text:span></text:p>
            </text:list-header>
          </text:list>
          <draw:enhanced-geometry svg:viewBox="0 0 21600 21600" draw:type="line-callout-1" draw:modifiers="-10068.2736156352 31021.56133829 -745 2957 -4733 4476 -3910 51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4" draw:layer="layout" svg:width="6.138cm" svg:height="1.613cm" svg:x="17.78cm" svg:y="9.644cm">
          <text:list text:style-name="L7">
            <text:list-header>
              <text:p text:style-name="P13"><text:span text:style-name="T12">What we do when “firstRule” is heard.</text:span></text:p>
            </text:list-header>
          </text:list>
          <draw:enhanced-geometry svg:viewBox="0 0 21600 21600" draw:type="line-callout-1" draw:modifiers="-3412.93370255742 26163.5687732342 -745 4181 -6222 -50052 -5400 -493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4" draw:layer="layout" svg:width="8.467cm" svg:height="2.965cm" svg:x="15.875cm" svg:y="14.971cm">
          <text:list text:style-name="L7">
            <text:list-header>
              <text:p text:style-name="P13"><text:span text:style-name="T12">What we do when “secondRule” is heard. <text:s/>Words[3] is the 4th word in the result.</text:span></text:p>
            </text:list-header>
          </text:list>
          <draw:enhanced-geometry svg:viewBox="0 0 21600 21600" draw:type="line-callout-1" draw:modifiers="-6063.20264525272 -6583.41200269724 -540 2287 1429 -106856 2025 -1061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utline of Today’s Tal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Introduction</text:p>
              </text:list-item>
              <text:list-item>
                <text:p text:style-name="P3">Getting started with NatLink</text:p>
              </text:list-item>
              <text:list-item>
                <text:p text:style-name="P3"><text:span text:style-name="T4">Basics of Python programming</text:span></text:p>
              </text:list-item>
              <text:list-item>
                <text:p text:style-name="P3">Specifying Grammars</text:p>
              </text:list-item>
              <text:list-item>
                <text:p text:style-name="P3">Handling Recognition Results</text:p>
              </text:list-item>
              <text:list-item>
                <text:p text:style-name="P3">Controlling Active Grammars</text:p>
              </text:list-item>
              <text:list-item>
                <text:p text:style-name="P3">Examples of advanced projects</text:p>
              </text:list-item>
              <text:list-item>
                <text:p text:style-name="P3">Where to go for more hel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rings and Thing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trings and Thing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3">String constants can use either single quote or double quotes</text:span></text:p>
              </text:list-item>
            </text:list>
            <text:list text:style-name="L8">
              <text:list-item>
                <text:list>
                  <text:list-header>
                    <text:p text:style-name="P17"><text:span text:style-name="T9">'This is a string'</text:span></text:p>
                    <text:p text:style-name="P17"><text:span text:style-name="T9">"This string has a single quote (') inside"</text:span></text:p>
                  </text:list-header>
                </text:list>
              </text:list-item>
            </text:list>
            <text:list text:style-name="L3">
              <text:list-item>
                <text:p text:style-name="P3"><text:span text:style-name="T13">Use triple quotes for multiple line strings</text:span></text:p>
              </text:list-item>
            </text:list>
            <text:list text:style-name="L8">
              <text:list-item>
                <text:list>
                  <text:list-header>
                    <text:p text:style-name="P17"><text:span text:style-name="T9">"""line 1 of string</text:span></text:p>
                    <text:p text:style-name="P17"><text:span text:style-name="T9">line 2 of string"""</text:span></text:p>
                  </text:list-header>
                </text:list>
              </text:list-item>
            </text:list>
            <text:list text:style-name="L3">
              <text:list-item>
                <text:p text:style-name="P3"><text:span text:style-name="T13">Plus will concatenate two strings</text:span></text:p>
              </text:list-item>
            </text:list>
            <text:list text:style-name="L8">
              <text:list-item>
                <text:list>
                  <text:list-header>
                    <text:p text:style-name="P17"><text:span text:style-name="T9">'one'+'two'='onetwo'</text:span></text:p>
                  </text:list-header>
                </text:list>
              </text:list-item>
            </text:list>
            <text:list text:style-name="L3">
              <text:list-item>
                <text:p text:style-name="P3"><text:span text:style-name="T13">Percent sign allows sprintf-like functions</text:span></text:p>
              </text:list-item>
            </text:list>
            <text:list text:style-name="L8">
              <text:list-item>
                <text:list>
                  <text:list-header>
                    <text:p text:style-name="P17"><text:span text:style-name="T9">'I heard %d' % 13 = 'I heard 13'</text:span></text:p>
                    <text:p text:style-name="P17"><text:span text:style-name="T9">'the %s costs $%1.2f' % ('book',5) = 'the book costs $5.00'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ments and Block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Comments and Block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18"><text:span text:style-name="T14">Comments begin with pound sign</text:span><text:span text:style-name="T14"><text:line-break/></text:span><text:span text:style-name="T15"> # Comment from here until end of line</text:span><text:span text:style-name="T15"><text:line-break/></text:span><text:span text:style-name="T15"> print 'hello' # comment starts at pound sign</text:span></text:p>
              </text:list-item>
              <text:list-item>
                <text:p text:style-name="P19"><text:span text:style-name="T14">Blocks are delimited by indentation, the line which introduces a block ends in a colon</text:span><text:span text:style-name="T14"><text:line-break/></text:span><text:span text:style-name="T15"> if a==1 and b==2:</text:span><text:span text:style-name="T15"><text:line-break/></text:span><text:span text:style-name="T15"><text:tab/></text:span><text:span text:style-name="T15">print 'a is one'</text:span><text:span text:style-name="T15"><text:line-break/></text:span><text:span text:style-name="T15"><text:tab/></text:span><text:span text:style-name="T15">print 'b is two'</text:span><text:span text:style-name="T15"><text:line-break/></text:span><text:span text:style-name="T15"> else:</text:span><text:span text:style-name="T15"><text:line-break/></text:span><text:span text:style-name="T15"><text:tab/></text:span><text:span text:style-name="T15">print 'either a is not one or b is not two'</text:span><text:span text:style-name="T15"><text:line-break/></text:span><text:span text:style-name="T15"> x = 0</text:span><text:span text:style-name="T15"><text:line-break/></text:span><text:span text:style-name="T15"> while x &lt; 10:</text:span><text:span text:style-name="T15"><text:line-break/></text:span><text:span text:style-name="T15"><text:tab/></text:span><text:span text:style-name="T15">print x</text:span><text:span text:style-name="T15"><text:line-break/></text:span><text:span text:style-name="T15"><text:tab/></text:span><text:span text:style-name="T15">x = x + 1</text:span><text:span text:style-name="T15"><text:line-break/></text:span><text:span text:style-name="T15"> print 'all done'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sts and Loop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Lists and Loop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3">Lists are like arrays; they are sets of things</text:span></text:p>
              </text:list-item>
              <text:list-item>
                <text:p text:style-name="P18"><text:span text:style-name="T13">Uses brackets when defining a list</text:span><text:span text:style-name="T13"><text:line-break/></text:span><text:span text:style-name="T16"> myList = [1,2,3]</text:span><text:span text:style-name="T16"><text:line-break/></text:span><text:span text:style-name="T16"> another = ['one',2,myList]</text:span></text:p>
              </text:list-item>
              <text:list-item>
                <text:p text:style-name="P18"><text:span text:style-name="T13">Use brackets to get or change a list element</text:span><text:span text:style-name="T13"><text:line-break/></text:span><text:span text:style-name="T16"> print myList[1] <text:s text:c="3"/># prints 2</text:span><text:span text:style-name="T16"><text:line-break/></text:span><text:span text:style-name="T16"> print another[2] <text:s text:c="2"/># prints [1,2,3]</text:span></text:p>
              </text:list-item>
              <text:list-item>
                <text:p text:style-name="P19"><text:span text:style-name="T13">The “for” statement can iterate over a list</text:span><text:span text:style-name="T13"><text:line-break/></text:span><text:span text:style-name="T16"> total = 0</text:span><text:span text:style-name="T16"><text:line-break/></text:span><text:span text:style-name="T16"> for x in myList:</text:span><text:span text:style-name="T16"><text:line-break/></text:span><text:span text:style-name="T16"><text:tab/></text:span><text:span text:style-name="T16">total = total + x</text:span><text:span text:style-name="T16"><text:line-break/></text:span><text:span text:style-name="T16"> print x</text:span><text:span text:style-name="T16"><text:tab/></text:span><text:span text:style-name="T16"># prints 6 (1+2+3)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fining and Calling Function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Defining and Calling Function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3">Use the “def” statement to define a function</text:span></text:p>
              </text:list-item>
              <text:list-item>
                <text:p text:style-name="P19"><text:span text:style-name="T13">List the arguments in parens after the name</text:span><text:span text:style-name="T13"><text:line-break/></text:span><text:span text:style-name="T16"> def globalFunction(x,y):</text:span><text:span text:style-name="T16"><text:line-break/></text:span><text:span text:style-name="T16"><text:tab/></text:span><text:span text:style-name="T16">total = x + y</text:span><text:span text:style-name="T16"><text:line-break/></text:span><text:span text:style-name="T16"><text:tab/></text:span><text:span text:style-name="T16">print 'the total is',total</text:span></text:p>
              </text:list-item>
              <text:list-item>
                <text:p text:style-name="P18"><text:span text:style-name="T13">Example of a function call</text:span><text:span text:style-name="T13"><text:line-break/></text:span><text:span text:style-name="T16"> globalFunction(4,7) <text:s/># this prints "the total is 11"</text:span></text:p>
              </text:list-item>
              <text:list-item>
                <text:p text:style-name="P19"><text:span text:style-name="T13">Return statement is optional</text:span><text:span text:style-name="T13"><text:line-break/></text:span><text:span text:style-name="T16"> def addNumbers(x,y)</text:span><text:span text:style-name="T16"><text:line-break/></text:span><text:span text:style-name="T16"><text:tab/></text:span><text:span text:style-name="T16">return x + y</text:span><text:span text:style-name="T16"><text:line-break/></text:span><text:span text:style-name="T16"> print addNumbers(4,7) <text:s text:c="3"/># this prints "11"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odules and Classe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Modules and Classe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18"><text:span text:style-name="T13">Call functions inside other modules by using the module name before the function</text:span><text:span text:style-name="T13"><text:line-break/></text:span><text:span text:style-name="T16"> import string</text:span><text:span text:style-name="T16"><text:line-break/></text:span><text:span text:style-name="T16"> print string.upper('word')</text:span></text:p>
              </text:list-item>
              <text:list-item>
                <text:p text:style-name="P19"><text:span text:style-name="T13">Define classes with “class” statement and class functions with “def” statement</text:span><text:span text:style-name="T13"><text:line-break/></text:span><text:span text:style-name="T16"> class MyClass:</text:span><text:span text:style-name="T16"><text:line-break/></text:span><text:span text:style-name="T16"><text:tab/></text:span><text:span text:style-name="T16">def localFunction(self,x):</text:span><text:span text:style-name="T16"><text:line-break/></text:span><text:span text:style-name="T16"><text:tab/></text:span><text:span text:style-name="T16"><text:tab/></text:span><text:span text:style-name="T16">print 'value is x'</text:span><text:span text:style-name="T16"><text:line-break/></text:span><text:span text:style-name="T16"> object = MyClass <text:s text:c="9"/># create instance of MyClass</text:span><text:span text:style-name="T16"><text:line-break/></text:span><text:span text:style-name="T16"> object.localFunction(10) <text:s/># prints "value is 10"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lf and Class Inheritance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elf and Class Inheritance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19"><text:span text:style-name="T13">“</text:span><text:span text:style-name="T13">Self” param passed to class functions points back to that instance</text:span><text:span text:style-name="T13"><text:line-break/></text:span><text:span text:style-name="T16"> class ParentClass:</text:span><text:span text:style-name="T16"><text:line-break/></text:span><text:span text:style-name="T16"><text:tab/></text:span><text:span text:style-name="T16">def sampleFunc(self,value):</text:span><text:span text:style-name="T16"><text:line-break/></text:span><text:span text:style-name="T16"><text:tab/></text:span><text:span text:style-name="T16"><text:tab/></text:span><text:span text:style-name="T16">self.variable = value</text:span><text:span text:style-name="T16"><text:line-break/></text:span><text:span text:style-name="T16"><text:tab/></text:span><text:span text:style-name="T16">def parentFunc(self):</text:span><text:span text:style-name="T16"><text:line-break/></text:span><text:span text:style-name="T16"><text:tab/></text:span><text:span text:style-name="T16"><text:tab/></text:span><text:span text:style-name="T16">self.sampleFunc(10)</text:span><text:span text:style-name="T16"><text:line-break/></text:span><text:span text:style-name="T16"><text:tab/></text:span><text:span text:style-name="T16"><text:tab/></text:span><text:span text:style-name="T16">return self.variable</text:span><text:span text:style-name="T16"><text:tab/></text:span><text:span text:style-name="T16"># returns 10</text:span></text:p>
              </text:list-item>
              <text:list-item>
                <text:p text:style-name="P19"><text:span text:style-name="T13">You can also use “self” to reference functions in parent classes (inherence)</text:span><text:span text:style-name="T13"><text:line-break/></text:span><text:span text:style-name="T16"> class ChildClass(ParentClass):</text:span><text:span text:style-name="T16"><text:line-break/></text:span><text:span text:style-name="T16"><text:tab/></text:span><text:span text:style-name="T16">def childFunc(self):</text:span><text:span text:style-name="T16"><text:line-break/></text:span><text:span text:style-name="T16"><text:tab/></text:span><text:span text:style-name="T16"><text:tab/></text:span><text:span text:style-name="T16">print self.parentFunc() <text:s text:c="4"/># prints "10"</text:span><text:span text:style-name="T16"><text:line-break/></text:span><text:span text:style-name="T16"><text:tab/></text:span><text:span text:style-name="T16"><text:tab/></text:span><text:span text:style-name="T16">print self.variable <text:s text:c="8"/># also prints "10"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utline of Today’s Tal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Introduction</text:p>
              </text:list-item>
              <text:list-item>
                <text:p text:style-name="P3">Getting started with NatLink</text:p>
              </text:list-item>
              <text:list-item>
                <text:p text:style-name="P3">Basics of Python programming</text:p>
              </text:list-item>
              <text:list-item>
                <text:p text:style-name="P3"><text:span text:style-name="T4">Specifying Grammars</text:span></text:p>
              </text:list-item>
              <text:list-item>
                <text:p text:style-name="P3">Handling Recognition Results</text:p>
              </text:list-item>
              <text:list-item>
                <text:p text:style-name="P3">Controlling Active Grammars</text:p>
              </text:list-item>
              <text:list-item>
                <text:p text:style-name="P3">Examples of advanced projects</text:p>
              </text:list-item>
              <text:list-item>
                <text:p text:style-name="P3">Where to go for more hel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troduction to Grammar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Introduction to Grammar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NatLink grammars are based on SAPI</text:span></text:p>
              </text:list-item>
              <text:list-item>
                <text:p text:style-name="P3"><text:span text:style-name="T5">Grammars include: rules, lists and word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stinguished by how they are spelled</text:span></text:p>
                  </text:list-item>
                  <text:list-item>
                    <text:p text:style-name="P10"><text:span text:style-name="T5">&lt;rule&gt;, {list}, word, "word with space"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Grammar specification is a set of rules</text:span></text:p>
              </text:list-item>
              <text:list-item>
                <text:p text:style-name="P18"><text:span text:style-name="T5">A rule is combination of references to words, lists and other rules</text:span><text:span text:style-name="T5"><text:line-break/></text:span><text:span text:style-name="T16"> &lt;myRule&gt; = one &lt;subRule&gt; and {number} ;</text:span><text:span text:style-name="T16"><text:line-break/></text:span><text:span text:style-name="T16"> &lt;subRule&gt; = hundred | thousand ;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pecifying Rule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pecifying Rule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20"><text:span text:style-name="T13">NatLink compiles a set of rules when a grammar is loaded</text:span><text:span text:style-name="T13"><text:line-break/></text:span><text:span text:style-name="T9"> def initialize(self):</text:span></text:p>
              </text:list-item>
            </text:list>
            <text:list text:style-name="L6">
              <text:list-header>
                <text:p text:style-name="P21"><text:span text:style-name="T9"><text:s text:c="8"/></text:span><text:span text:style-name="T9">self.load(self.gramSpec)</text:span><text:span text:style-name="T9"><text:tab/></text:span><text:span text:style-name="T9"># this compiles and load rules</text:span></text:p>
                <text:p text:style-name="P11"><text:span text:style-name="T9"><text:s text:c="8"/></text:span><text:span text:style-name="T9">self.activateAll()</text:span></text:p>
              </text:list-header>
            </text:list>
            <text:list text:style-name="L3">
              <text:list-item>
                <text:p text:style-name="P22"><text:span text:style-name="T13">Rules should be defined in a Python string</text:span><text:span text:style-name="T13"><text:line-break/></text:span><text:span text:style-name="T9"> gramSpec = "&lt;myRule&gt; = one two three;"</text:span><text:span text:style-name="T9"><text:line-break/></text:span><text:span text:style-name="T9"> gramSpec2 = """</text:span><text:span text:style-name="T9"><text:line-break/></text:span><text:span text:style-name="T9"><text:tab/></text:span><text:span text:style-name="T9">&lt;ruleOne&gt; = go to sleep;</text:span><text:span text:style-name="T9"><text:line-break/></text:span><text:span text:style-name="T9"><text:tab/></text:span><text:span text:style-name="T9">&lt;ruleTwo&gt; = wake up;</text:span><text:span text:style-name="T9"><text:line-break/></text:span><text:span text:style-name="T9"> """</text:span></text:p>
              </text:list-item>
              <text:list-item>
                <text:p text:style-name="P3"><text:span text:style-name="T13">Define rules as rule-name, equal-sign, expression; end rule with a semicol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asic Rule Expression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Basic Rule Expression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Words in a sequence must spoken in order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&lt;rule&gt; = one two three;</text:span></text:p>
                  </text:list-item>
                  <text:list-item>
                    <text:p text:style-name="P23"><text:span text:style-name="T5">Must say “one two three”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Use brackets for options expression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&lt;rule&gt; = one [ two ] three;</text:span></text:p>
                  </text:list-item>
                  <text:list-item>
                    <text:p text:style-name="P23"><text:span text:style-name="T5">Can say “one two three” or “one three”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Vertical bar for alternatives, parens to group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&lt;rule&gt; = one ( two | three four ) five;</text:span></text:p>
                  </text:list-item>
                  <text:list-item>
                    <text:p text:style-name="P23"><text:span text:style-name="T5">Can say “one two five” or “one three four fiv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ested Rules and Repeat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Nested Rules and Repeat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23"><text:span text:style-name="T5">Rules can refer to other rul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&lt;rule&gt; = one &lt;subRule&gt; four;</text:span></text:p>
                  </text:list-item>
                  <text:list-item>
                    <text:p text:style-name="P23"><text:span text:style-name="T5">&lt;subRule&gt; = two | three;</text:span></text:p>
                  </text:list-item>
                  <text:list-item>
                    <text:p text:style-name="P23"><text:span text:style-name="T5">Can say “one two four” or “one three four”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5">Use plus sign for repeats, one or more tim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&lt;rule&gt; = one ( two )+ three</text:span></text:p>
                  </text:list-item>
                  <text:list-item>
                    <text:p text:style-name="P23"><text:span text:style-name="T5">Can say “one two three”, “one two two three”, “one two two two three”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ported and Imported Rule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Exported and Imported Rule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23"><text:span text:style-name="T5">You can only activate “exported” rul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&lt;myRule&gt; exported = one two three;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5">Exported rules can also be used by other grammars; define external rule as imported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&lt;myRule&gt; imported;</text:span></text:p>
                  </text:list-item>
                  <text:list-item>
                    <text:p text:style-name="P23"><text:span text:style-name="T5">&lt;rule&gt; = number &lt;myRule&gt;;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5">NatSpeak defines three importable rules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&lt;dgnwords&gt; = set of all dictation words</text:span></text:p>
                  </text:list-item>
                  <text:list-item>
                    <text:p text:style-name="P23"><text:span text:style-name="T5">&lt;dgndictation&gt; = repeated dictation words</text:span></text:p>
                  </text:list-item>
                  <text:list-item>
                    <text:p text:style-name="P23"><text:span text:style-name="T5">&lt;dgnletters&gt; = repeated spelling let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aling with (Grammar) List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Dealing with (Grammar) List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Lists are sets of words defined later</text:span></text:p>
              </text:list-item>
              <text:list-item>
                <text:p text:style-name="P3"><text:span text:style-name="T5">Referencing a list causes it to be create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&lt;rule&gt; = number {myList};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5">Fill list with words using setList function</text:span><text:span text:style-name="T5"><text:line-break/></text:span><text:span text:style-name="T9"> def initialize(self):</text:span><text:span text:style-name="T9"><text:line-break/></text:span><text:span text:style-name="T9"><text:tab/></text:span><text:span text:style-name="T9">self.load(self.gramSpec)</text:span><text:span text:style-name="T9"><text:line-break/></text:span><text:span text:style-name="T9"><text:tab/></text:span><text:span text:style-name="T9">self.setList('myList',['one','two','three'])</text:span><text:span text:style-name="T9"><text:tab/></text:span><text:span text:style-name="T9"># fill the list</text:span><text:span text:style-name="T9"><text:line-break/></text:span><text:span text:style-name="T9"><text:tab/></text:span><text:span text:style-name="T9">self.activateAll(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You can now say “number one”, “number two” or “number thre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is a Word?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What is a Word?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Words in NatSpeak and NatLink are strings</text:p>
              </text:list-item>
            </text:list>
            <text:list text:style-name="L4">
              <text:list-item>
                <text:list>
                  <text:list-item>
                    <text:p text:style-name="P10">Words can have embedded spaces</text:p>
                  </text:list-item>
                  <text:list-item>
                    <text:p text:style-name="P10">“hello”, “New York”, “:-)”</text:p>
                  </text:list-item>
                </text:list>
              </text:list-item>
            </text:list>
            <text:list text:style-name="L3">
              <text:list-item>
                <text:p text:style-name="P3">In NatLink grammars, use quotes around words if the word is not just text or numbers</text:p>
              </text:list-item>
              <text:list-item>
                <text:p text:style-name="P3">Grammar lists are lists of words</text:p>
              </text:list-item>
              <text:list-item>
                <text:p text:style-name="P3">For recognition, words from lists are returned just like words in rule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pecial Word Spellings 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24">Special Word Spellings<text:tab/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Words with separate spoken form are spelled with backslash: <text:s/>“written\spoken”</text:p>
              </text:list-item>
              <text:list-item>
                <text:p text:style-name="P3">Punctuation is most common example</text:p>
              </text:list-item>
            </text:list>
            <text:list text:style-name="L4">
              <text:list-item>
                <text:list>
                  <text:list-item>
                    <text:p text:style-name="P10">“.\period”</text:p>
                  </text:list-item>
                  <text:list-item>
                    <text:p text:style-name="P10">“{\open brace”</text:p>
                  </text:list-item>
                </text:list>
              </text:list-item>
            </text:list>
            <text:list text:style-name="L3">
              <text:list-item>
                <text:p text:style-name="P3">Letters are spelled with two backslashes</text:p>
              </text:list-item>
            </text:list>
            <text:list text:style-name="L4">
              <text:list-item>
                <text:list>
                  <text:list-item>
                    <text:p text:style-name="P10">“a\\l”, “b\\l”, “c\\l”, etc.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2.116cm" svg:height="1.058cm" svg:x="2.752cm" svg:y="16.722cm">
          <text:list text:style-name="L5">
            <text:list-header>
              <text:p text:style-name="P8"><text:span text:style-name="T6">V 1.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rammar Syntax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Grammar Syntax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5">NatSpeak requires rules in binary forma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Binary format is defined by SAPI and is documented in SAPI document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Gramparser.py converts text to binary</text:span></text:p>
              </text:list-item>
              <text:list-item>
                <text:p text:style-name="P7"><text:span text:style-name="T5">Rule syntax is described in gramparser.py</text:span></text:p>
              </text:list-item>
              <text:list-item>
                <text:p text:style-name="P7"><text:span text:style-name="T5">NatSpeak also supports dictation grammars and “Select XYZ” grammars. <text:s/>These are covered in another talk.</text:span></text:p>
              </text:list-item>
            </text:list>
          </draw:text-box>
        </draw:frame>
        <draw:custom-shape draw:style-name="gr12" draw:text-style-name="P9" draw:layer="layout" svg:width="2.116cm" svg:height="1.058cm" svg:x="2.752cm" svg:y="16.722cm">
          <text:list text:style-name="L5">
            <text:list-header>
              <text:p text:style-name="P8"><text:span text:style-name="T6">V 1.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utline of Today’s Tal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Introduction</text:p>
              </text:list-item>
              <text:list-item>
                <text:p text:style-name="P3">Getting started with NatLink</text:p>
              </text:list-item>
              <text:list-item>
                <text:p text:style-name="P3">Basics of Python programming</text:p>
              </text:list-item>
              <text:list-item>
                <text:p text:style-name="P3">Specifying Grammars</text:p>
              </text:list-item>
              <text:list-item>
                <text:p text:style-name="P3"><text:span text:style-name="T4">Handling Recognition Results</text:span></text:p>
              </text:list-item>
              <text:list-item>
                <text:p text:style-name="P3">Controlling Active Grammars</text:p>
              </text:list-item>
              <text:list-item>
                <text:p text:style-name="P3">Examples of advanced projects</text:p>
              </text:list-item>
              <text:list-item>
                <text:p text:style-name="P3">Where to go for more hel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etting Result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Getting Result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When a rule is recognized, NatLink calls your function named “gotResults_xxx”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where “xxx” is the name of the ru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You get passed the sequential words recognized in that rul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gotResults(self,</text:span><text:span text:style-name="T17">words</text:span><text:span text:style-name="T5">,fullResults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Function called for innermost rule onl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onsider the following 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tract from _sample3.py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Extract from _sample3.py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6"><text:span text:style-name="T9"># ...</text:span></text:p>
                <text:p text:style-name="P16"><text:span text:style-name="T9">class ThisGrammar(GrammarBase):</text:span></text:p>
                <text:p text:style-name="P16"><text:span text:style-name="T9"/></text:p>
                <text:p text:style-name="P16"><text:span text:style-name="T9"><text:s text:c="4"/></text:span><text:span text:style-name="T9">gramSpec = """</text:span></text:p>
                <text:p text:style-name="P16"><text:span text:style-name="T9"><text:s text:c="8"/></text:span><text:span text:style-name="T9">&lt;mainRule&gt; exported = &lt;ruleOne&gt;;</text:span></text:p>
                <text:p text:style-name="P16"><text:span text:style-name="T9"><text:s text:c="8"/></text:span><text:span text:style-name="T9">&lt;ruleOne&gt; = demo &lt;ruleTwo&gt; now please;</text:span></text:p>
                <text:p text:style-name="P16"><text:span text:style-name="T9"><text:s text:c="8"/></text:span><text:span text:style-name="T9">&lt;ruleTwo&gt; = sample three;</text:span></text:p>
                <text:p text:style-name="P16"><text:span text:style-name="T9"><text:s text:c="4"/></text:span><text:span text:style-name="T9">"""</text:span></text:p>
                <text:p text:style-name="P16"><text:span text:style-name="T9"><text:s text:c="4"/></text:span></text:p>
                <text:p text:style-name="P16"><text:span text:style-name="T9"><text:s text:c="4"/></text:span><text:span text:style-name="T9">def gotResults_mainRule(self,words,fullResults):</text:span></text:p>
                <text:p text:style-name="P16"><text:span text:style-name="T9"><text:s text:c="8"/></text:span><text:span text:style-name="T9">natlink.playString('Saw &lt;mainRule&gt; = %s{enter}' % repr(words))</text:span></text:p>
                <text:p text:style-name="P16"><text:span text:style-name="T9"/></text:p>
                <text:p text:style-name="P16"><text:span text:style-name="T9"><text:s text:c="4"/></text:span><text:span text:style-name="T9">def gotResults_ruleOne(self,words,fullResults):</text:span></text:p>
                <text:p text:style-name="P16"><text:span text:style-name="T9"><text:s text:c="8"/></text:span><text:span text:style-name="T9">natlink.playString('Saw &lt;ruleOne&gt; = %s{enter}' % repr(words))</text:span></text:p>
                <text:p text:style-name="P16"><text:span text:style-name="T9"><text:s text:c="8"/></text:span></text:p>
                <text:p text:style-name="P16"><text:span text:style-name="T9"><text:s text:c="4"/></text:span><text:span text:style-name="T9">def gotResults_ruleTwo(self,words,fullResults):</text:span></text:p>
                <text:p text:style-name="P16"><text:span text:style-name="T9"><text:s text:c="8"/></text:span><text:span text:style-name="T9">natlink.playString('Saw &lt;ruleTwo&gt; = %s{enter}' % repr(words))</text:span></text:p>
                <text:p text:style-name="P16"><text:span text:style-name="T9"><text:s text:c="12"/></text:span></text:p>
                <text:p text:style-name="P16"><text:span text:style-name="T9"><text:s text:c="4"/></text:span><text:span text:style-name="T9">def initialize(self):</text:span></text:p>
                <text:p text:style-name="P16"><text:span text:style-name="T9"># ...</text:span></text:p>
              </text:list-header>
            </text:list>
          </draw:text-box>
        </draw:frame>
        <draw:custom-shape draw:style-name="gr13" draw:text-style-name="P14" draw:layer="layout" svg:width="6.562cm" svg:height="1.613cm" svg:x="10.583cm" svg:y="16.087cm">
          <text:list text:style-name="L7">
            <text:list-header>
              <text:p text:style-name="P13"><text:span text:style-name="T12">“</text:span><text:span text:style-name="T12">repr(x)” formats “x” into a printable string.</text:span></text:p>
            </text:list-header>
          </text:list>
          <draw:enhanced-geometry svg:viewBox="0 0 21600 21600" draw:type="line-callout-1" draw:modifiers="24631.1747676367 -6892.19330855019 22297 4181 12992 4471 13761 51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3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unning Demo Sample 3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Running Demo Sample 3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When you say “demo sample 3 now please”, resulting text sent to application is:</text:span></text:p>
              </text:list-item>
            </text:list>
            <text:list text:style-name="L8">
              <text:list-item>
                <text:list>
                  <text:list-header>
                    <text:p text:style-name="P25"><text:span text:style-name="T16">Saw &lt;ruleOne&gt; = ['demo']</text:span></text:p>
                    <text:p text:style-name="P25"><text:span text:style-name="T16">Saw &lt;ruleTwo&gt; = ['sample', 'three']</text:span></text:p>
                    <text:p text:style-name="P25"><text:span text:style-name="T16">Saw &lt;ruleOne&gt; = ['now','please']</text:span></text:p>
                  </text:list-header>
                </text:list>
              </text:list-item>
            </text:list>
            <text:list text:style-name="L3">
              <text:list-item>
                <text:p text:style-name="P3"><text:span text:style-name="T5">Rule “mainRule” has no words so gotResults_mainRule is never called</text:span></text:p>
              </text:list-item>
              <text:list-item>
                <text:p text:style-name="P3"><text:span text:style-name="T5">gotResults_ruleOne is called twice, before and after gotResults_ruleTwo is called</text:span></text:p>
              </text:list-item>
              <text:list-item>
                <text:p text:style-name="P3"><text:span text:style-name="T5">Each function only sees relevant word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ther gotResults Callback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Other gotResults Callbacks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13">If defined, “gotResultsInit” is called first</text:span></text:p>
              </text:list-item>
              <text:list-item>
                <text:p text:style-name="P3"><text:span text:style-name="T13">If defined, “gotResults” is called las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Both get passed all the words recognize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3">Called functions from previous example:</text:span></text:p>
              </text:list-item>
            </text:list>
            <text:list text:style-name="L8">
              <text:list-item>
                <text:list>
                  <text:list-header>
                    <text:p text:style-name="P26"><text:span text:style-name="T18">gotResultsInit( ['demo','sample','three','now','please'] )</text:span></text:p>
                    <text:p text:style-name="P26"><text:span text:style-name="T18">gotResults_ruleOne( ['demo'] )</text:span></text:p>
                    <text:p text:style-name="P26"><text:span text:style-name="T18">gotResults_ruleTwo( ['sample','three'] )</text:span></text:p>
                    <text:p text:style-name="P26"><text:span text:style-name="T18">gotResults_ruleOne( ['now','please'] )</text:span></text:p>
                    <text:p text:style-name="P26"><text:span text:style-name="T18">gotResults( ['demo','sample','three','now','please'] 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mon Function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Common Function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natlink.playString(keys) sends keystrok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works just like “SendKeys” in NatSpeak Pro.</text:span></text:p>
                  </text:list-item>
                  <text:list-item>
                    <text:p text:style-name="P23"><text:span text:style-name="T5">include special keystrokes in braces: “{enter}”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5">natlink.setMicState(state) controls mic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where state is 'on', 'off' or 'sleeping'</text:span></text:p>
                  </text:list-item>
                  <text:list-item>
                    <text:p text:style-name="P23"><text:span text:style-name="T5">natlink.getMicState() returns current state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5">natlink.execScript(command) runs any built-in NatSpeak scripting comman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natlink.execScript('SendKeys "{enter}"')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40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ore Common Function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More Common Function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28"><text:span text:style-name="T5">natlink.recognitionMimic(words) behaves as if passed words were “heard”</text:span><text:span text:style-name="T5"><text:line-break/></text:span><text:span text:style-name="T18"> natlink.recognitionMimic(['Select','hello','there']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works just like “HeardWord” in NatSpeak Pro.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5">natlink.playEvents(list) to control mous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ass in a list of windows input events</text:span></text:p>
                  </text:list-item>
                  <text:list-item>
                    <text:p text:style-name="P10"><text:span text:style-name="T5">natlinkutils.py has constants and buttonClick()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5">natlink.getClipboard() returns clipboard tex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use this to get text from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ouse Movement _sample4.py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Mouse Movement _sample4.py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6"><text:span text:style-name="T9"># ...</text:span></text:p>
                <text:p text:style-name="P16"><text:span text:style-name="T9">class ThisGrammar(GrammarBase):</text:span></text:p>
                <text:p text:style-name="P16"><text:span text:style-name="T9"/></text:p>
                <text:p text:style-name="P16"><text:span text:style-name="T9"><text:s text:c="4"/></text:span><text:span text:style-name="T9">gramSpec = """</text:span></text:p>
                <text:p text:style-name="P11"><text:span text:style-name="T16"><text:s text:c="8"/></text:span><text:span text:style-name="T16">&lt;start&gt; exported = demo sample four;</text:span></text:p>
                <text:p text:style-name="P11"><text:span text:style-name="T16"><text:s text:c="4"/></text:span><text:span text:style-name="T16">"""</text:span></text:p>
                <text:p text:style-name="P11"><text:span text:style-name="T16"/></text:p>
                <text:p text:style-name="P11"><text:span text:style-name="T16"><text:s text:c="4"/></text:span><text:span text:style-name="T16">def gotResults_start(self,words,fullResults):</text:span></text:p>
                <text:p text:style-name="P11"><text:span text:style-name="T16"><text:s text:c="8"/></text:span><text:span text:style-name="T19"># execute a control-left drag down 30 pixels</text:span></text:p>
                <text:p text:style-name="P11"><text:span text:style-name="T16"><text:s text:c="8"/></text:span><text:span text:style-name="T16">x,y = natlink.getCursorPos()</text:span></text:p>
                <text:p text:style-name="P11"><text:span text:style-name="T16"><text:s text:c="8"/></text:span><text:span text:style-name="T16">natlink.playEvents( [ (wm_keydown,vk_control,1),</text:span></text:p>
                <text:p text:style-name="P11"><text:span text:style-name="T16"><text:s text:c="30"/></text:span><text:span text:style-name="T16">(wm_lbuttondown,x,y),</text:span></text:p>
                <text:p text:style-name="P11"><text:span text:style-name="T16"><text:s text:c="30"/></text:span><text:span text:style-name="T16">(wm_mousemove,x,y+30),</text:span></text:p>
                <text:p text:style-name="P11"><text:span text:style-name="T16"><text:s text:c="30"/></text:span><text:span text:style-name="T16">(wm_lbuttonup,x,y+30),</text:span></text:p>
                <text:p text:style-name="P11"><text:span text:style-name="T16"><text:s text:c="30"/></text:span><text:span text:style-name="T16">(wm_keyup,vk_control,1) ] )</text:span></text:p>
                <text:p text:style-name="P11"><text:span text:style-name="T16"><text:s text:c="8"/></text:span></text:p>
                <text:p text:style-name="P11"><text:span text:style-name="T16"><text:s text:c="4"/></text:span><text:span text:style-name="T16">def initialize(self):</text:span></text:p>
                <text:p text:style-name="P11"><text:span text:style-name="T16"><text:s text:c="8"/></text:span><text:span text:style-name="T16">self.load(self.gramSpec)</text:span></text:p>
                <text:p text:style-name="P11"><text:span text:style-name="T16"><text:s text:c="8"/></text:span><text:span text:style-name="T16">self.activateAll()</text:span></text:p>
                <text:p text:style-name="P16"><text:span text:style-name="T9"># ...</text:span></text:p>
                <text:p text:style-name="P11"><text:span text:style-name="T9"/></text:p>
              </text:list-header>
            </text:list>
          </draw:text-box>
        </draw:frame>
        <draw:custom-shape draw:style-name="gr14" draw:text-style-name="P14" draw:layer="layout" svg:width="5.504cm" svg:height="0.937cm" svg:x="18.838cm" svg:y="7.408cm">
          <text:list text:style-name="L7">
            <text:list-header>
              <text:p text:style-name="P13"><text:span text:style-name="T11">Press control key</text:span></text:p>
            </text:list-header>
          </text:list>
          <draw:enhanced-geometry svg:viewBox="0 0 21600 21600" draw:type="line-callout-1" draw:modifiers="-11559.2370572207 87804.6908315565 -831 7134 -16910 199850 -15992 2006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4" draw:layer="layout" svg:width="5.926cm" svg:height="0.937cm" svg:x="17.357cm" svg:y="16.933cm">
          <text:list text:style-name="L7">
            <text:list-header>
              <text:p text:style-name="P13"><text:span text:style-name="T11">Release control key</text:span></text:p>
            </text:list-header>
          </text:list>
          <draw:enhanced-geometry svg:viewBox="0 0 21600 21600" draw:type="line-callout-1" draw:modifiers="-9642.92222034756 -63211.0874200427 -771 4181 -8759 -4645 -7907 -389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4" draw:layer="layout" svg:width="5.504cm" svg:height="0.937cm" svg:x="18.838cm" svg:y="9.525cm">
          <text:list text:style-name="L7">
            <text:list-header>
              <text:p text:style-name="P13"><text:span text:style-name="T11">Press left button</text:span></text:p>
            </text:list-header>
          </text:list>
          <draw:enhanced-geometry svg:viewBox="0 0 21600 21600" draw:type="line-callout-1" draw:modifiers="-11021.689373297 55174.4136460555 -831 7134 -15248 161802 -14331 1625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4" draw:layer="layout" svg:width="4.022cm" svg:height="0.937cm" svg:x="20.32cm" svg:y="11.642cm">
          <text:list text:style-name="L7">
            <text:list-header>
              <text:p text:style-name="P13"><text:span text:style-name="T11">Move mouse</text:span></text:p>
            </text:list-header>
          </text:list>
          <draw:enhanced-geometry svg:viewBox="0 0 21600 21600" draw:type="line-callout-1" draw:modifiers="-10346.3087248322 22336.8869936034 -1137 7134 -28824 94426 -27568 951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4" draw:layer="layout" svg:width="6.139cm" svg:height="1.613cm" svg:x="18.203cm" svg:y="14.512cm">
          <text:list text:style-name="L7">
            <text:list-header>
              <text:p text:style-name="P13"><text:span text:style-name="T11">Release left button (at new position)</text:span></text:p>
            </text:list-header>
          </text:list>
          <draw:enhanced-geometry svg:viewBox="0 0 21600 21600" draw:type="line-callout-1" draw:modifiers="-10458.7622149837 -18013.3828996283 -745 4181 -12926 39368 -12103 401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14" draw:layer="layout" svg:width="4.869cm" svg:height="1.613cm" svg:x="2.963cm" svg:y="12.7cm">
          <text:list text:style-name="L7">
            <text:list-header>
              <text:p text:style-name="P13"><text:span text:style-name="T11">Get current mouse position</text:span></text:p>
            </text:list-header>
          </text:list>
          <draw:enhanced-geometry svg:viewBox="0 0 21600 21600" draw:type="line-callout-1" draw:modifiers="33650.7597535934 -23768.029739777 22539 4181 53198 90465 54235 912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4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lipboard Example _sample5.py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Clipboard Example _sample5.py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1"><text:span text:style-name="T20"># ...</text:span></text:p>
                <text:p text:style-name="P11"><text:span text:style-name="T20">class ThisGrammar(GrammarBase):</text:span></text:p>
                <text:p text:style-name="P11"><text:span text:style-name="T20"/></text:p>
                <text:p text:style-name="P11"><text:span text:style-name="T20"><text:s text:c="4"/></text:span><text:span text:style-name="T20">gramSpec = """</text:span></text:p>
                <text:p text:style-name="P11"><text:span text:style-name="T20"><text:s text:c="8"/></text:span><text:span text:style-name="T20">&lt;start&gt; exported = demo sample five</text:span></text:p>
                <text:p text:style-name="P11"><text:span text:style-name="T20"><text:s text:c="12"/></text:span><text:span text:style-name="T20">[ (1 | 2 | 3 | 4) words ];</text:span></text:p>
                <text:p text:style-name="P11"><text:span text:style-name="T20"><text:s text:c="4"/></text:span><text:span text:style-name="T20">"""</text:span></text:p>
                <text:p text:style-name="P11"><text:span text:style-name="T20"/></text:p>
                <text:p text:style-name="P11"><text:span text:style-name="T20"><text:s text:c="4"/></text:span><text:span text:style-name="T20">def gotResults_start(self,words,fullResults):</text:span></text:p>
                <text:p text:style-name="P11"><text:span text:style-name="T20"><text:s text:c="8"/></text:span><text:span text:style-name="T21"># figure out how many words</text:span></text:p>
                <text:p text:style-name="P11"><text:span text:style-name="T20"><text:s text:c="8"/></text:span><text:span text:style-name="T20">if len(words) &gt; 3:</text:span></text:p>
                <text:p text:style-name="P11"><text:span text:style-name="T20"><text:s text:c="12"/></text:span><text:span text:style-name="T20">count = int(words[3])</text:span></text:p>
                <text:p text:style-name="P11"><text:span text:style-name="T20"><text:s text:c="8"/></text:span><text:span text:style-name="T20">else:</text:span></text:p>
                <text:p text:style-name="P11"><text:span text:style-name="T20"><text:s text:c="12"/></text:span><text:span text:style-name="T20">count = 1</text:span></text:p>
                <text:p text:style-name="P11"><text:span text:style-name="T20"><text:s text:c="8"/></text:span><text:span text:style-name="T21"># select that many words</text:span></text:p>
                <text:p text:style-name="P11"><text:span text:style-name="T20"><text:s text:c="8"/></text:span><text:span text:style-name="T20">natlink.playString('{ctrl+right}{left}')</text:span></text:p>
                <text:p text:style-name="P11"><text:span text:style-name="T20"><text:s text:c="8"/></text:span><text:span text:style-name="T20">natlink.playString('{ctrl+shift+left %d}'%count)</text:span></text:p>
                <text:p text:style-name="P11"><text:span text:style-name="T20"><text:s text:c="8"/></text:span><text:span text:style-name="T20">natlink.playString('{ctrl+c}')</text:span></text:p>
                <text:p text:style-name="P11"><text:span text:style-name="T20"><text:s text:c="8"/></text:span><text:span text:style-name="T20">text = natlink.getClipboard()</text:span></text:p>
                <text:p text:style-name="P11"><text:span text:style-name="T20"><text:s text:c="8"/></text:span><text:span text:style-name="T21"># reverse the text</text:span></text:p>
                <text:p text:style-name="P11"><text:span text:style-name="T20"><text:s text:c="8"/></text:span><text:span text:style-name="T20">newText = reverse(text)</text:span></text:p>
                <text:p text:style-name="P11"><text:span text:style-name="T20"><text:s text:c="8"/></text:span><text:span text:style-name="T20">natlink.playString(newText)</text:span></text:p>
                <text:p text:style-name="P11"><text:span text:style-name="T20"># ... </text:span></text:p>
              </text:list-header>
            </text:list>
          </draw:text-box>
        </draw:frame>
        <draw:custom-shape draw:style-name="gr20" draw:text-style-name="P14" draw:layer="layout" svg:width="6.138cm" svg:height="1.613cm" svg:x="14.605cm" svg:y="16.722cm">
          <text:list text:style-name="L7">
            <text:list-header>
              <text:p text:style-name="P13"><text:span text:style-name="T11">Reverse function defined later in file</text:span></text:p>
            </text:list-header>
          </text:list>
          <draw:enhanced-geometry svg:viewBox="0 0 21600 21600" draw:type="line-callout-1" draw:modifiers="-9946.76657436064 -3171.74721189591 -745 4181 -264 -14516 559 -137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1" draw:text-style-name="P14" draw:layer="layout" svg:width="6.561cm" svg:height="2.289cm" svg:x="17.357cm" svg:y="7.832cm">
          <text:list text:style-name="L7">
            <text:list-header>
              <text:p text:style-name="P13"><text:span text:style-name="T11">If more than 3 words recognized, 4th word will be word count.</text:span></text:p>
            </text:list-header>
          </text:list>
          <draw:enhanced-geometry svg:viewBox="0 0 21600 21600" draw:type="line-callout-1" draw:modifiers="-19769.8262724779 30777.6419213974 -697 2957 -7911 112189 -7142 1129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2" draw:text-style-name="P14" draw:layer="layout" svg:width="6.562cm" svg:height="1.613cm" svg:x="17.78cm" svg:y="11.218cm">
          <text:list text:style-name="L7">
            <text:list-header>
              <text:p text:style-name="P13"><text:span text:style-name="T11">This selects previous “count” words</text:span></text:p>
            </text:list-header>
          </text:list>
          <draw:enhanced-geometry svg:viewBox="0 0 21600 21600" draw:type="line-callout-1" draw:modifiers="-3597.25735182081 34554.6468401487 -697 4181 -7911 80535 -7142 81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14" draw:layer="layout" svg:width="6.809cm" svg:height="1.613cm" svg:x="17.568cm" svg:y="14.605cm">
          <text:list text:style-name="L7">
            <text:list-header>
              <text:p text:style-name="P13"><text:span text:style-name="T11">Copy selected text to clipboard, then fetch it</text:span></text:p>
            </text:list-header>
          </text:list>
          <draw:enhanced-geometry svg:viewBox="0 0 21600 21600" draw:type="line-callout-1" draw:modifiers="-12839.4713656388 6263.19702602231 -672 4181 -5610 41516 -4868 422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4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bugging and using Print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Debugging and using Print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If file is changed on disk, it is automatically reloads at start of utterance</text:span></text:p>
              </text:list-item>
              <text:list-item>
                <text:p text:style-name="P3"><text:span text:style-name="T5">Turning on mic also looks for new files</text:span></text:p>
              </text:list-item>
              <text:list-item>
                <text:p text:style-name="P3"><text:span text:style-name="T5">Python output is shown in popup window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Window automatically appears when necessar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Python errors cause tracebacks in window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orrect file, toggle microphone to reloa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Use “print” statement to display debug info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utline of Today’s Tal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Introduction</text:p>
              </text:list-item>
              <text:list-item>
                <text:p text:style-name="P3">Getting started with NatLink</text:p>
              </text:list-item>
              <text:list-item>
                <text:p text:style-name="P3">Basics of Python programming</text:p>
              </text:list-item>
              <text:list-item>
                <text:p text:style-name="P3">Specifying Grammars</text:p>
              </text:list-item>
              <text:list-item>
                <text:p text:style-name="P3">Handling Recognition Results</text:p>
              </text:list-item>
              <text:list-item>
                <text:p text:style-name="P3"><text:span text:style-name="T4">Controlling Active Grammars</text:span></text:p>
              </text:list-item>
              <text:list-item>
                <text:p text:style-name="P3">Examples of advanced projects</text:p>
              </text:list-item>
              <text:list-item>
                <text:p text:style-name="P3">Where to go for more hel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lobal vs App-Specific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Global vs App-Specific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28"><text:span text:style-name="T5">Files whose name begins with underscore are always loaded; ex: _mouse.py</text:span></text:p>
              </text:list-item>
              <text:list-item>
                <text:p text:style-name="P28"><text:span text:style-name="T5">Files whose name begins with a module name only load when that module is activ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Ex: wordpad.py, excel_sample.py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5">Once a file is loaded it is always active</text:span></text:p>
              </text:list-item>
              <text:list-item>
                <text:p text:style-name="P28"><text:span text:style-name="T5">To restrict grammar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test for active application at start of utterance</text:span></text:p>
                  </text:list-item>
                  <text:list-item>
                    <text:p text:style-name="P18"><text:span text:style-name="T5">or, activate grammar for one specific wind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ctivating Rule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Activating Rule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28"><text:span text:style-name="T5">Any exported rule can be activated</text:span></text:p>
              </text:list-item>
              <text:list-item>
                <text:p text:style-name="P28"><text:span text:style-name="T5">GrammarBase has functions to activate and deactivate rules or sets of rule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self.activate(rule) - makes name rule active</text:span></text:p>
                  </text:list-item>
                  <text:list-item>
                    <text:p text:style-name="P18"><text:span text:style-name="T5">self.activateAll() - activates all exported rules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5">By default, activated rule is global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self.activate(rule,window=N) - activates a rule only when window N is active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5">You can (de)activate rules at any tim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art of Utterance Callback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Start of Utterance Callbac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If defined, “gotBegin” function is called at the start of every recogni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it gets passed the module information:</text:span><text:span text:style-name="T5"><text:line-break/></text:span><text:span text:style-name="T5">module filename, window caption, window i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The “window id” can be passed to activate()</text:span></text:p>
              </text:list-item>
              <text:list-item>
                <text:p text:style-name="P30"><text:span text:style-name="T5">Use matchWindow() to test window title</text:span><text:span text:style-name="T5"><text:line-break/></text:span><text:span text:style-name="T18"> </text:span><text:span text:style-name="T18"><text:line-break/></text:span><text:span text:style-name="T18"> if matchWindow(moduleInfo,’wordpad’,’font’):</text:span><text:span text:style-name="T18"><text:line-break/></text:span><text:span text:style-name="T18"><text:tab/></text:span><text:span text:style-name="T18">self.activate(‘fontRule’,noError=1)</text:span><text:span text:style-name="T18"><text:line-break/></text:span><text:span text:style-name="T18"> else:</text:span><text:span text:style-name="T18"><text:line-break/></text:span><text:span text:style-name="T18"><text:tab/></text:span><text:span text:style-name="T18">self.deactivate(‘fontRule’,noError=1)</text:span></text:p>
              </text:list-item>
            </text:list>
          </draw:text-box>
        </draw:frame>
        <draw:custom-shape draw:style-name="gr24" draw:text-style-name="P14" draw:layer="layout" svg:width="4.868cm" svg:height="2.289cm" svg:x="19.262cm" svg:y="15.663cm">
          <text:list text:style-name="L7">
            <text:list-header>
              <text:p text:style-name="P13"><text:span text:style-name="T11">Prevents errors if rule is already (not) active.</text:span></text:p>
            </text:list-header>
          </text:list>
          <draw:enhanced-geometry svg:viewBox="0 0 21600 21600" draw:type="line-callout-1" draw:modifiers="-12266.1737523105 7536.4192139738 -939 2957 -17237 23653 -16200 243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4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Exclusive Grammars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Using Exclusive Grammars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If any grammar is “exclusive” then only exclusive grammars will be active</text:span></text:p>
              </text:list-item>
              <text:list-item>
                <text:p text:style-name="P3"><text:span text:style-name="T5">Allows you to restrict recogni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ut you can not turn off dictation without also turning off all built-in command and control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Use self.setExclusive(state), state is 0 or 1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an also call self.activate(rule,exclusive=1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Any number of rules from any number of grammars can all be exclusive togeth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ctivation Example _sample6.py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Activation Example _sample6.py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6"><text:span text:style-name="T9">class ThisGrammar(GrammarBase):</text:span></text:p>
                <text:p text:style-name="P16"><text:span text:style-name="T9"/></text:p>
                <text:p text:style-name="P16"><text:span text:style-name="T9"><text:s text:c="4"/></text:span><text:span text:style-name="T9">gramSpec = """</text:span></text:p>
                <text:p text:style-name="P16"><text:span text:style-name="T9"><text:s text:c="8"/></text:span><text:span text:style-name="T9">&lt;mainRule&gt; exported = demo sample six [ main ];</text:span></text:p>
                <text:p text:style-name="P16"><text:span text:style-name="T9"><text:s text:c="8"/></text:span><text:span text:style-name="T9">&lt;fontRule&gt; exported = demo sample six font;</text:span></text:p>
                <text:p text:style-name="P16"><text:span text:style-name="T9"><text:s text:c="4"/></text:span><text:span text:style-name="T9">"""</text:span></text:p>
                <text:p text:style-name="P16"><text:span text:style-name="T9"><text:s/></text:span></text:p>
                <text:p text:style-name="P16"><text:span text:style-name="T9"><text:s text:c="4"/></text:span><text:span text:style-name="T9">def initialize(self):</text:span></text:p>
                <text:p text:style-name="P16"><text:span text:style-name="T9"><text:s text:c="8"/></text:span><text:span text:style-name="T9">self.load(self.gramSpec)</text:span></text:p>
                <text:p text:style-name="P16"><text:span text:style-name="T9"/></text:p>
                <text:p text:style-name="P16"><text:span text:style-name="T9"><text:s text:c="4"/></text:span><text:span text:style-name="T9">def gotBegin(self,moduleInfo):</text:span></text:p>
                <text:p text:style-name="P16"><text:span text:style-name="T9"><text:s text:c="8"/></text:span><text:span text:style-name="T9">windowId = matchWindow(moduleInfo,'natspeak','Dragon')</text:span></text:p>
                <text:p text:style-name="P16"><text:span text:style-name="T9"><text:s text:c="8"/></text:span><text:span text:style-name="T9">if windowId:</text:span></text:p>
                <text:p text:style-name="P16"><text:span text:style-name="T9"><text:s text:c="12"/></text:span><text:span text:style-name="T9">self.activate('mainRule',window=windowId,noError=1)</text:span></text:p>
                <text:p text:style-name="P16"><text:span text:style-name="T9"><text:s text:c="8"/></text:span><text:span text:style-name="T9">windowId = matchWindow(moduleInfo,'natspeak','Font')</text:span></text:p>
                <text:p text:style-name="P16"><text:span text:style-name="T9"><text:s text:c="8"/></text:span><text:span text:style-name="T9">if windowId:</text:span></text:p>
                <text:p text:style-name="P16"><text:span text:style-name="T9"><text:s text:c="12"/></text:span><text:span text:style-name="T9">self.activate('fontRule',exclusive=1,noError=1)</text:span></text:p>
                <text:p text:style-name="P16"><text:span text:style-name="T9"><text:s text:c="8"/></text:span><text:span text:style-name="T9">else:</text:span></text:p>
                <text:p text:style-name="P16"><text:span text:style-name="T9"><text:s text:c="12"/></text:span><text:span text:style-name="T9">self.deactivate('fontRule',noError=1)</text:span></text:p>
                <text:p text:style-name="P16"><text:span text:style-name="T9"><text:s text:c="12"/></text:span><text:span text:style-name="T9">self.setExclusive(0)</text:span></text:p>
              </text:list-header>
            </text:list>
          </draw:text-box>
        </draw:frame>
        <draw:custom-shape draw:style-name="gr25" draw:text-style-name="P14" draw:layer="layout" svg:width="5.926cm" svg:height="2.289cm" svg:x="17.357cm" svg:y="8.89cm">
          <text:list text:style-name="L7">
            <text:list-header>
              <text:p text:style-name="P13"><text:span text:style-name="T12">Link &lt;mainRule&gt; to main window (has “Dragon” in title).</text:span></text:p>
            </text:list-header>
          </text:list>
          <draw:enhanced-geometry svg:viewBox="0 0 21600 21600" draw:type="line-callout-1" draw:modifiers="-14333.1871098363 37842.4454148472 -771 2957 -7216 32400 -6364 3277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14" draw:layer="layout" svg:width="6.138cm" svg:height="2.965cm" svg:x="18.627cm" svg:y="12.065cm">
          <text:list text:style-name="L7">
            <text:list-header>
              <text:p text:style-name="P13"><text:span text:style-name="T12">Turn on &lt;fontRule&gt; exclusively when window title contains “Font”</text:span></text:p>
            </text:list-header>
          </text:list>
          <draw:enhanced-geometry svg:viewBox="0 0 21600 21600" draw:type="line-callout-1" draw:modifiers="-14816.354455123 20813.4861766689 -745 2287 -11436 64038 -10614 64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14" draw:layer="layout" svg:width="5.927cm" svg:height="2.289cm" svg:x="17.145cm" svg:y="15.875cm">
          <text:list text:style-name="L7">
            <text:list-header>
              <text:p text:style-name="P13"><text:span text:style-name="T12">Otherwise, turn off &lt;fontRule&gt; and exclusiveness.</text:span></text:p>
            </text:list-header>
          </text:list>
          <draw:enhanced-geometry svg:viewBox="0 0 21600 21600" draw:type="line-callout-1" draw:modifiers="-18721.4574898785 10488.7336244542 -771 2957 -6445 21682 -5593 2238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14" draw:layer="layout" svg:width="5.927cm" svg:height="1.613cm" svg:x="18.203cm" svg:y="4.987cm">
          <text:list text:style-name="L7">
            <text:list-header>
              <text:p text:style-name="P13"><text:span text:style-name="T12">No activateAll() in initialize function !</text:span></text:p>
            </text:list-header>
          </text:list>
          <draw:enhanced-geometry svg:viewBox="0 0 21600 21600" draw:type="line-callout-1" draw:modifiers="-25167.2064777328 69229.7397769517 -771 4181 -8759 73045 -7907 733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5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ctivating Rules from a Table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Activating Rules from a Table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13">This is from my own Lotus Notes macros:</text:span></text:p>
              </text:list-item>
            </text:list>
            <text:list text:style-name="L6">
              <text:list-header>
                <text:p text:style-name="P31"><text:span text:style-name="T16"><text:s/></text:span></text:p>
                <text:p text:style-name="P31"><text:span text:style-name="T16">def gotBegin(self, moduleInfo):</text:span></text:p>
                <text:p text:style-name="P31"><text:span text:style-name="T16"><text:s text:c="4"/></text:span><text:span text:style-name="T16">self.deactivateAll()</text:span></text:p>
                <text:p text:style-name="P31"><text:span text:style-name="T16"><text:s text:c="4"/></text:span><text:span text:style-name="T16">captions = [</text:span></text:p>
                <text:p text:style-name="P31"><text:span text:style-name="T16"><text:s text:c="8"/></text:span><text:span text:style-name="T16">( 'New Memo -', 'newMemo' ),</text:span></text:p>
                <text:p text:style-name="P31"><text:span text:style-name="T16"><text:s text:c="8"/></text:span><text:span text:style-name="T16">( 'New Reply -', 'newReply' ),</text:span></text:p>
                <text:p text:style-name="P31"><text:span text:style-name="T16"><text:s text:c="8"/></text:span><text:span text:style-name="T16">( 'Inbox -', 'inbox' ),</text:span></text:p>
                <text:p text:style-name="P31"><text:span text:style-name="T16"><text:s text:c="8"/></text:span><text:span text:style-name="T16">( '- Lotus Notes', 'readMemo' ),</text:span></text:p>
                <text:p text:style-name="P31"><text:span text:style-name="T16"><text:s text:c="8"/></text:span><text:span text:style-name="T16">]</text:span></text:p>
                <text:p text:style-name="P31"><text:span text:style-name="T16"><text:s text:c="4"/></text:span><text:span text:style-name="T16">for caption,rule_name in captions:</text:span></text:p>
                <text:p text:style-name="P31"><text:span text:style-name="T16"><text:s text:c="8"/></text:span><text:span text:style-name="T16">winHandle = matchWindow(moduleInfo, 'nlnotes', caption)</text:span></text:p>
                <text:p text:style-name="P31"><text:span text:style-name="T16"><text:s text:c="8"/></text:span><text:span text:style-name="T16">if winHandle:</text:span></text:p>
                <text:p text:style-name="P31"><text:span text:style-name="T16"><text:s text:c="12"/></text:span><text:span text:style-name="T16">self.activate(rule_name, window=winHandle)</text:span></text:p>
                <text:p text:style-name="P31"><text:span text:style-name="T16"><text:s text:c="12"/></text:span><text:span text:style-name="T16">return</text:span></text:p>
                <text:p text:style-name="P31"><text:span text:style-name="T16"/></text:p>
                <text:p text:style-name="P31"><text:span text:style-name="T16"/></text:p>
              </text:list-header>
            </text:list>
          </draw:text-box>
        </draw:frame>
        <draw:custom-shape draw:style-name="gr29" draw:text-style-name="P14" draw:layer="layout" svg:width="6.35cm" svg:height="2.289cm" svg:x="16.933cm" svg:y="8.467cm">
          <text:list text:style-name="L7">
            <text:list-header>
              <text:p text:style-name="P13"><text:span text:style-name="T12">This table maps caption substring to rule-name to activate</text:span></text:p>
            </text:list-header>
          </text:list>
          <draw:enhanced-geometry svg:viewBox="0 0 21600 21600" draw:type="line-callout-1" draw:modifiers="-15178.8379782711 20835.9825327511 -720 2957 -5295 36342 -4500 367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4" draw:layer="layout" svg:width="9.102cm" svg:height="0.937cm" svg:x="14.393cm" svg:y="6.429cm">
          <text:list text:style-name="L7">
            <text:list-header>
              <text:p text:style-name="P13"><text:span text:style-name="T11">Activate nothing by default</text:span></text:p>
            </text:list-header>
          </text:list>
          <draw:enhanced-geometry svg:viewBox="0 0 21600 21600" draw:type="line-callout-1" draw:modifiers="-9647.98418103922 38870.78891258 -502 7134 2334 57072 2888 574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1" draw:text-style-name="P14" draw:layer="layout" svg:width="6.985cm" svg:height="2.289cm" svg:x="15.663cm" svg:y="15.452cm">
          <text:list text:style-name="L7">
            <text:list-header>
              <text:p text:style-name="P13"><text:span text:style-name="T11">Loop over table to find first window caption which matches</text:span></text:p>
            </text:list-header>
          </text:list>
          <draw:enhanced-geometry svg:viewBox="0 0 21600 21600" draw:type="line-callout-1" draw:modifiers="-15515.144574864 -13224.1048034935 -655 2957 -886 -28704 -164 -283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2" draw:text-style-name="P9" draw:layer="layout" svg:width="2.116cm" svg:height="1.058cm" svg:x="2.752cm" svg:y="16.722cm">
          <text:list text:style-name="L5">
            <text:list-header>
              <text:p text:style-name="P8"><text:span text:style-name="T6">V 1.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utline of Today’s Tal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Introduction</text:p>
              </text:list-item>
              <text:list-item>
                <text:p text:style-name="P3">Getting started with NatLink</text:p>
              </text:list-item>
              <text:list-item>
                <text:p text:style-name="P3">Basics of Python programming</text:p>
              </text:list-item>
              <text:list-item>
                <text:p text:style-name="P3">Specifying Grammars</text:p>
              </text:list-item>
              <text:list-item>
                <text:p text:style-name="P3">Handling Recognition Results</text:p>
              </text:list-item>
              <text:list-item>
                <text:p text:style-name="P3">Controlling Active Grammars</text:p>
              </text:list-item>
              <text:list-item>
                <text:p text:style-name="P3"><text:span text:style-name="T4">Examples of advanced projects</text:span></text:p>
              </text:list-item>
              <text:list-item>
                <text:p text:style-name="P3">Where to go for more hel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ing OLE Automation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Using OLE Automation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You can use OLE Automation from Python with the Python Win32 extensions</text:span></text:p>
              </text:list-item>
              <text:list-item>
                <text:p text:style-name="P3"><text:span text:style-name="T5">Using excel_sample7.py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y “demo sample seven”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Any cells which contain the name of <text:s/>colors will change to match that colo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tract from excel_sample7.py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Extract from excel_sample7.py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11"><text:span text:style-name="T9">class ThisGrammar(GrammarBase):</text:span></text:p>
                <text:p text:style-name="P11"><text:span text:style-name="T9"/></text:p>
                <text:p text:style-name="P11"><text:span text:style-name="T9"><text:s text:c="4"/></text:span><text:span text:style-name="T9">gramSpec = """</text:span></text:p>
                <text:p text:style-name="P11"><text:span text:style-name="T9"><text:s text:c="8"/></text:span><text:span text:style-name="T9">&lt;start&gt; exported = demo sample seven;</text:span></text:p>
                <text:p text:style-name="P11"><text:span text:style-name="T9"><text:s text:c="4"/></text:span><text:span text:style-name="T9">"""</text:span></text:p>
                <text:p text:style-name="P11"><text:span text:style-name="T9"/></text:p>
                <text:p text:style-name="P11"><text:span text:style-name="T9"><text:s text:c="4"/></text:span><text:span text:style-name="T9">def initialize(self):</text:span></text:p>
                <text:p text:style-name="P11"><text:span text:style-name="T9"><text:s text:c="8"/></text:span><text:span text:style-name="T9">self.load(self.gramSpec)</text:span></text:p>
                <text:p text:style-name="P11"><text:span text:style-name="T9"/></text:p>
                <text:p text:style-name="P11"><text:span text:style-name="T9"><text:s text:c="4"/></text:span><text:span text:style-name="T9">def gotBegin(self,moduleInfo):</text:span></text:p>
                <text:p text:style-name="P11"><text:span text:style-name="T9"><text:s text:c="8"/></text:span><text:span text:style-name="T9">winHandle=matchWindow(moduleInfo,'excel','Microsoft Excel')</text:span></text:p>
                <text:p text:style-name="P11"><text:span text:style-name="T9"><text:s text:c="8"/></text:span><text:span text:style-name="T9">if winHandle:</text:span></text:p>
                <text:p text:style-name="P11"><text:span text:style-name="T9"><text:s text:c="12"/></text:span><text:span text:style-name="T9">self.activateAll(window=winHandle)</text:span></text:p>
                <text:p text:style-name="P11"><text:span text:style-name="T9"/></text:p>
                <text:p text:style-name="P11"><text:span text:style-name="T9"><text:s text:c="4"/></text:span><text:span text:style-name="T9">def gotResults_start(self,words,fullResults):</text:span></text:p>
                <text:p text:style-name="P11"><text:span text:style-name="T9"><text:s text:c="8"/></text:span><text:span text:style-name="T9">application=win32com.client.Dispatch('Excel.Application')</text:span></text:p>
                <text:p text:style-name="P11"><text:span text:style-name="T9"><text:s text:c="8"/></text:span><text:span text:style-name="T9">worksheet=application.Workbooks(1).Worksheets(1)</text:span></text:p>
                <text:p text:style-name="P11"><text:span text:style-name="T9"><text:s text:c="8"/></text:span><text:span text:style-name="T9">for row in range(1,50):</text:span></text:p>
                <text:p text:style-name="P11"><text:span text:style-name="T9"><text:s text:c="12"/></text:span><text:span text:style-name="T9">for col in 'ABCDEFGHIJKLMNOPQRSTUVWXYZ':</text:span></text:p>
                <text:p text:style-name="P11"><text:span text:style-name="T9"><text:s text:c="16"/></text:span><text:span text:style-name="T9">cell=worksheet.Range(col+str(row))</text:span></text:p>
                <text:p text:style-name="P11"><text:span text:style-name="T9"><text:s text:c="16"/></text:span><text:span text:style-name="T9">if colorMap.has_key(cell.Value):</text:span></text:p>
                <text:p text:style-name="P11"><text:span text:style-name="T9"><text:s text:c="20"/></text:span><text:span text:style-name="T9">cell.Font.Color=colorMap[cell.Value]</text:span></text:p>
                <text:p text:style-name="P11"><text:span text:style-name="T9"><text:s text:c="20"/></text:span><text:span text:style-name="T9">cell.Borders.Weight = consts.xlThick</text:span></text:p>
                <text:p text:style-name="P11"><text:span text:style-name="T9"># ...</text:span></text:p>
                <text:p text:style-name="P11"><text:span text:style-name="T9"/></text:p>
              </text:list-header>
            </text:list>
          </draw:text-box>
        </draw:frame>
        <draw:custom-shape draw:style-name="gr33" draw:text-style-name="P14" draw:layer="layout" svg:width="6.562cm" svg:height="2.289cm" svg:x="18.203cm" svg:y="13.688cm">
          <text:list text:style-name="L7">
            <text:list-header>
              <text:p text:style-name="P13"><text:span text:style-name="T12">“</text:span><text:span text:style-name="T12">colorMap” maps name of color to value (defined earlier)</text:span></text:p>
            </text:list-header>
          </text:list>
          <draw:enhanced-geometry svg:viewBox="0 0 21600 21600" draw:type="line-callout-1" draw:modifiers="-8431.99756209051 19760.6986899563 -697 2957 -9305 -12278 -8535 -119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4" draw:text-style-name="P14" draw:layer="layout" svg:width="5.927cm" svg:height="2.289cm" svg:x="18.203cm" svg:y="7.408cm">
          <text:list text:style-name="L7">
            <text:list-header>
              <text:p text:style-name="P13"><text:span text:style-name="T11">OLE Automation code just like using Visual Basic</text:span></text:p>
            </text:list-header>
          </text:list>
          <draw:enhanced-geometry svg:viewBox="0 0 21600 21600" draw:type="line-callout-1" draw:modifiers="-6540.48582995952 49321.5720524018 -771 2957 -273 101389 579 1017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5" draw:text-style-name="P14" draw:layer="layout" svg:width="7.197cm" svg:height="1.613cm" svg:x="16.933cm" svg:y="4.776cm">
          <text:list text:style-name="L7">
            <text:list-header>
              <text:p text:style-name="P13"><text:span text:style-name="T11">Activate grammar when we know window handle</text:span></text:p>
            </text:list-header>
          </text:list>
          <draw:enhanced-geometry svg:viewBox="0 0 21600 21600" draw:type="line-callout-1" draw:modifiers="-14941.1503195332 70139.7769516729 -635 4181 -2131 78968 -1429 793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5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ouse Control in Python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Mouse Control in Python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_mouse.py included in NatLink download</text:span></text:p>
              </text:list-item>
              <text:list-item>
                <text:p text:style-name="P3"><text:span text:style-name="T5">Control mouse and caret like in DDWin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"mouse down … slower … left … button click"</text:span></text:p>
                  </text:list-item>
                  <text:list-item>
                    <text:p text:style-name="P10"><text:span text:style-name="T5">"move down … faster … stop"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Uses exclusive mode to limit commands</text:span></text:p>
              </text:list-item>
              <text:list-item>
                <text:p text:style-name="P3"><text:span text:style-name="T5">Uses timer callback to move the mouse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5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mplementing “Repeat That” 1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Implementing “Repeat That” 1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32"><text:span text:style-name="T9"># ...</text:span></text:p>
                <text:p text:style-name="P32"><text:span text:style-name="T9">lastResult = None</text:span></text:p>
                <text:p text:style-name="P32"><text:span text:style-name="T9"/></text:p>
                <text:p text:style-name="P32"><text:span text:style-name="T9">class CatchAllGrammar(GrammarBase):</text:span></text:p>
                <text:p text:style-name="P32"><text:span text:style-name="T9"/></text:p>
                <text:p text:style-name="P32"><text:span text:style-name="T9"><text:s text:c="4"/></text:span><text:span text:style-name="T9">gramSpec = """</text:span></text:p>
                <text:p text:style-name="P32"><text:span text:style-name="T9"><text:s text:c="8"/></text:span><text:span text:style-name="T9">&lt;start&gt; exported = {emptyList};</text:span></text:p>
                <text:p text:style-name="P32"><text:span text:style-name="T9"><text:s text:c="4"/></text:span><text:span text:style-name="T9">"""</text:span></text:p>
                <text:p text:style-name="P32"><text:span text:style-name="T9"/></text:p>
                <text:p text:style-name="P32"><text:span text:style-name="T9"><text:s text:c="4"/></text:span><text:span text:style-name="T9">def initialize(self):</text:span></text:p>
                <text:p text:style-name="P32"><text:span text:style-name="T9"><text:s text:c="8"/></text:span><text:span text:style-name="T9">self.load(self.gramSpec,allResults=1)</text:span></text:p>
                <text:p text:style-name="P32"><text:span text:style-name="T9"><text:s text:c="8"/></text:span><text:span text:style-name="T9">self.activateAll()</text:span></text:p>
                <text:p text:style-name="P32"><text:span text:style-name="T9"/></text:p>
                <text:p text:style-name="P32"><text:span text:style-name="T9"><text:s text:c="4"/></text:span><text:span text:style-name="T9">def gotResultsObject(self,recogType,resObj):</text:span></text:p>
                <text:p text:style-name="P32"><text:span text:style-name="T9"><text:s text:c="8"/></text:span><text:span text:style-name="T9">global lastResult</text:span></text:p>
                <text:p text:style-name="P32"><text:span text:style-name="T9"><text:s text:c="8"/></text:span><text:span text:style-name="T9">if recogType == 'reject':</text:span></text:p>
                <text:p text:style-name="P32"><text:span text:style-name="T9"><text:s text:c="12"/></text:span><text:span text:style-name="T9">lastResult = None</text:span></text:p>
                <text:p text:style-name="P32"><text:span text:style-name="T9"><text:s text:c="8"/></text:span><text:span text:style-name="T9">else:</text:span></text:p>
                <text:p text:style-name="P32"><text:span text:style-name="T9"><text:s text:c="12"/></text:span><text:span text:style-name="T9">lastResult = resObj.getWords(0)</text:span></text:p>
                <text:p text:style-name="P32"><text:span text:style-name="T9"># ...</text:span></text:p>
              </text:list-header>
            </text:list>
          </draw:text-box>
        </draw:frame>
        <draw:custom-shape draw:style-name="gr36" draw:text-style-name="P9" draw:layer="layout" svg:width="2.116cm" svg:height="1.058cm" svg:x="2.752cm" svg:y="16.722cm">
          <text:list text:style-name="L5">
            <text:list-header>
              <text:p text:style-name="P8"><text:span text:style-name="T6">V 1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9.525cm" svg:height="1.613cm" svg:x="14.605cm" svg:y="4.815cm">
          <text:list text:style-name="L7">
            <text:list-header>
              <text:p text:style-name="P13"><text:span text:style-name="T11">This grammar is never recognized because list is empty</text:span></text:p>
            </text:list-header>
          </text:list>
          <draw:enhanced-geometry svg:viewBox="0 0 21600 21600" draw:type="line-callout-1" draw:modifiers="-7627.79760655049 48780.6691449814 -480 4181 3670 78968 4200 792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14" draw:layer="layout" svg:width="8.043cm" svg:height="2.289cm" svg:x="16.087cm" svg:y="8.043cm">
          <text:list text:style-name="L7">
            <text:list-header>
              <text:p text:style-name="P13"><text:span text:style-name="T12">But, allResults flag means that gotResultsObject is called for every recognition</text:span></text:p>
            </text:list-header>
          </text:list>
          <draw:enhanced-geometry svg:viewBox="0 0 21600 21600" draw:type="line-callout-1" draw:modifiers="-9210.34311287917 24684.3668122271 -568 2957 1504 42050 2132 42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14" draw:layer="layout" svg:width="7.62cm" svg:height="2.289cm" svg:x="16.51cm" svg:y="12.065cm">
          <text:list text:style-name="L7">
            <text:list-header>
              <text:p text:style-name="P13"><text:span text:style-name="T11">After every recognition, we remember what words were just recognized</text:span></text:p>
            </text:list-header>
          </text:list>
          <draw:enhanced-geometry svg:viewBox="0 0 21600 21600" draw:type="line-callout-1" draw:modifiers="-15086.8389975069 29098.6899563319 -600 2957 388 -22339 1050 -2205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5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mplementing “Repeat That” 2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Implementing “Repeat That” 2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32"><text:span text:style-name="T9">class RepeatGrammar(GrammarBase):</text:span></text:p>
                <text:p text:style-name="P32"><text:span text:style-name="T9"/></text:p>
                <text:p text:style-name="P32"><text:span text:style-name="T9"><text:s text:c="4"/></text:span><text:span text:style-name="T9">gramSpec = """</text:span></text:p>
                <text:p text:style-name="P32"><text:span text:style-name="T9"><text:s text:c="8"/></text:span><text:span text:style-name="T9">&lt;start&gt; exported = repeat that</text:span></text:p>
                <text:p text:style-name="P32"><text:span text:style-name="T9"><text:s text:c="10"/></text:span><text:span text:style-name="T9">[ ( 1 | 2 | 3 | 4 | 5 | 6 | 7 | 8 | 9 |</text:span></text:p>
                <text:p text:style-name="P32"><text:span text:style-name="T9"><text:s text:c="14"/></text:span><text:span text:style-name="T9">10 | 20 | 30 | 40 | 50 | 100 ) times ];</text:span></text:p>
                <text:p text:style-name="P32"><text:span text:style-name="T9"><text:s text:c="4"/></text:span><text:span text:style-name="T9">"""</text:span></text:p>
                <text:p text:style-name="P32"><text:span text:style-name="T9"><text:s text:c="4"/></text:span></text:p>
                <text:p text:style-name="P32"><text:span text:style-name="T9"><text:s text:c="4"/></text:span><text:span text:style-name="T9">def initialize(self):</text:span></text:p>
                <text:p text:style-name="P32"><text:span text:style-name="T9"><text:s text:c="8"/></text:span><text:span text:style-name="T9">self.load(self.gramSpec)</text:span></text:p>
                <text:p text:style-name="P32"><text:span text:style-name="T9"><text:s text:c="8"/></text:span><text:span text:style-name="T9">self.activateAll()</text:span></text:p>
                <text:p text:style-name="P32"><text:span text:style-name="T9"/></text:p>
                <text:p text:style-name="P32"><text:span text:style-name="T9"><text:s text:c="4"/></text:span><text:span text:style-name="T9">def gotResults_start(self,words,fullResults):</text:span></text:p>
                <text:p text:style-name="P32"><text:span text:style-name="T9"><text:s text:c="8"/></text:span><text:span text:style-name="T9">global lastResult</text:span></text:p>
                <text:p text:style-name="P32"><text:span text:style-name="T9"><text:s text:c="8"/></text:span><text:span text:style-name="T9">if len(words) &gt; 2: count = int(words[2])</text:span></text:p>
                <text:p text:style-name="P32"><text:span text:style-name="T9"><text:s text:c="8"/></text:span><text:span text:style-name="T9">else: count = 1</text:span></text:p>
                <text:p text:style-name="P32"><text:span text:style-name="T9"><text:s text:c="8"/></text:span><text:span text:style-name="T9">if lastResult:</text:span></text:p>
                <text:p text:style-name="P32"><text:span text:style-name="T9"><text:s text:c="12"/></text:span><text:span text:style-name="T9">for i in range(count):</text:span></text:p>
                <text:p text:style-name="P32"><text:span text:style-name="T9"><text:s text:c="16"/></text:span><text:span text:style-name="T9">natlink.recognitionMimic(lastResult)</text:span></text:p>
                <text:p text:style-name="P32"><text:span text:style-name="T9"># ...</text:span></text:p>
              </text:list-header>
            </text:list>
          </draw:text-box>
        </draw:frame>
        <draw:custom-shape draw:style-name="gr40" draw:text-style-name="P9" draw:layer="layout" svg:width="2.116cm" svg:height="1.058cm" svg:x="2.752cm" svg:y="16.722cm">
          <text:list text:style-name="L5">
            <text:list-header>
              <text:p text:style-name="P8"><text:span text:style-name="T6">V 1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9.525cm" svg:height="0.937cm" svg:x="14.817cm" svg:y="5.08cm">
          <text:list text:style-name="L7">
            <text:list-header>
              <text:p text:style-name="P13"><text:span text:style-name="T11">Notice that the count is optional</text:span></text:p>
            </text:list-header>
          </text:list>
          <draw:enhanced-geometry svg:viewBox="0 0 21600 21600" draw:type="line-callout-1" draw:modifiers="-3129.12030233046 44397.4413646056 -480 7134 3670 70745 4200 710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2" draw:text-style-name="P14" draw:layer="layout" svg:width="11.218cm" svg:height="0.937cm" svg:x="12.912cm" svg:y="9.313cm">
          <text:list text:style-name="L7">
            <text:list-header>
              <text:p text:style-name="P13"><text:span text:style-name="T11"><text:s/></text:span><text:span text:style-name="T11">The 3</text:span><text:span text:style-name="T22">rd</text:span><text:span text:style-name="T11"> word in the result is the count</text:span></text:p>
            </text:list-header>
          </text:list>
          <draw:enhanced-geometry svg:viewBox="0 0 21600 21600" draw:type="line-callout-1" draw:modifiers="-4056.61823691951 83728.7846481876 -408 7134 6376 19717 6826 200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3" draw:text-style-name="P14" draw:layer="layout" svg:width="8.255cm" svg:height="4.317cm" svg:x="16.087cm" svg:y="10.795cm">
          <text:list text:style-name="L7">
            <text:list-header>
              <text:p text:style-name="P13"><text:span text:style-name="T12">Use recognitionMimic to simulate the recognition of the same words; NatSpeak will test against active grammars or dictation as it the words were spoken.</text:span></text:p>
            </text:list-header>
          </text:list>
          <draw:enhanced-geometry svg:viewBox="0 0 21600 21600" draw:type="line-callout-1" draw:modifiers="-9460.46511627907 21419.9166280686 -554 1574 358 -896 969 -59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5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rammars with Dictation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Grammars with Dictation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6">
              <text:list-header>
                <text:p text:style-name="P32"><text:span text:style-name="T9">class ThisGrammar(GrammarBase):</text:span></text:p>
                <text:p text:style-name="P32"><text:span text:style-name="T9"/></text:p>
                <text:p text:style-name="P32"><text:span text:style-name="T9"><text:s text:c="4"/></text:span><text:span text:style-name="T9">gramSpec = """</text:span></text:p>
                <text:p text:style-name="P32"><text:span text:style-name="T9"><text:s text:c="8"/></text:span><text:span text:style-name="T9">&lt;dgndictation&gt; imported; </text:span></text:p>
                <text:p text:style-name="P32"><text:span text:style-name="T9"><text:s text:c="8"/></text:span><text:span text:style-name="T9">&lt;ruleOne&gt; exported = demo sample eight &lt;dgndictation&gt; [ stop ];</text:span></text:p>
                <text:p text:style-name="P32"><text:span text:style-name="T9"><text:s text:c="8"/></text:span><text:span text:style-name="T9">&lt;dgnletters&gt; imported;</text:span></text:p>
                <text:p text:style-name="P32"><text:span text:style-name="T9"><text:s text:c="8"/></text:span><text:span text:style-name="T9">&lt;ruleTwo&gt; exported = demo sample eight spell &lt;dgnletters&gt; [ stop ];</text:span></text:p>
                <text:p text:style-name="P32"><text:span text:style-name="T9"><text:s text:c="4"/></text:span><text:span text:style-name="T9">"""</text:span></text:p>
                <text:p text:style-name="P32"><text:span text:style-name="T9"/></text:p>
                <text:p text:style-name="P32"><text:span text:style-name="T9"><text:s text:c="4"/></text:span><text:span text:style-name="T9">def gotResults_dgndictation(self,words,fullResults):</text:span></text:p>
                <text:p text:style-name="P32"><text:span text:style-name="T9"><text:s text:c="8"/></text:span><text:span text:style-name="T9">words.reverse()</text:span></text:p>
                <text:p text:style-name="P32"><text:span text:style-name="T9"><text:s text:c="8"/></text:span><text:span text:style-name="T9">natlink.playString(' ' + string.join(words))</text:span></text:p>
                <text:p text:style-name="P32"><text:span text:style-name="T9"/></text:p>
                <text:p text:style-name="P32"><text:span text:style-name="T9"><text:s text:c="4"/></text:span><text:span text:style-name="T9">def gotResults_dgnletters(self,words,fullResults):</text:span></text:p>
                <text:p text:style-name="P32"><text:span text:style-name="T9"><text:s text:c="8"/></text:span><text:span text:style-name="T9">words = map(lambda x: x[:1], words)</text:span></text:p>
                <text:p text:style-name="P32"><text:span text:style-name="T9"><text:s text:c="8"/></text:span><text:span text:style-name="T9">natlink.playString(' ' + string.join(words, ''))</text:span></text:p>
                <text:p text:style-name="P32"><text:span text:style-name="T9"><text:s text:c="8"/></text:span></text:p>
                <text:p text:style-name="P32"><text:span text:style-name="T9"><text:s text:c="4"/></text:span><text:span text:style-name="T9">def initialize(self):</text:span></text:p>
                <text:p text:style-name="P32"><text:span text:style-name="T9"><text:s text:c="8"/></text:span><text:span text:style-name="T9">self.load(self.gramSpec)</text:span></text:p>
                <text:p text:style-name="P32"><text:span text:style-name="T9"><text:s text:c="8"/></text:span><text:span text:style-name="T9">self.activateAll()</text:span></text:p>
                <text:p text:style-name="P32"><text:span text:style-name="T9"># ...</text:span></text:p>
              </text:list-header>
            </text:list>
          </draw:text-box>
        </draw:frame>
        <draw:custom-shape draw:style-name="gr44" draw:text-style-name="P9" draw:layer="layout" svg:width="2.116cm" svg:height="1.058cm" svg:x="2.752cm" svg:y="16.722cm">
          <text:list text:style-name="L5">
            <text:list-header>
              <text:p text:style-name="P8"><text:span text:style-name="T6">V 1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2.488cm" svg:height="1.613cm" svg:x="11.43cm" svg:y="4.868cm">
          <text:list text:style-name="L7">
            <text:list-header>
              <text:p text:style-name="P13"><text:span text:style-name="T12">&lt;dgndictation&gt; is built-in rule for dictation. <text:s/>Optional word ”stop” is never recognized.</text:span></text:p>
            </text:list-header>
          </text:list>
          <draw:enhanced-geometry svg:viewBox="0 0 21600 21600" draw:type="line-callout-1" draw:modifiers="-6824.69373048282 36910.0371747212 -366 4181 8657 75832 9061 761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6" draw:text-style-name="P14" draw:layer="layout" svg:width="12.277cm" svg:height="2.289cm" svg:x="11.853cm" svg:y="14.415cm">
          <text:list text:style-name="L7">
            <text:list-header>
              <text:p text:style-name="P13"><text:span text:style-name="T12">&lt;dgnletters&gt; is built-in rule for spelling.</text:span><text:span text:style-name="T12"><text:line-break/></text:span><text:span text:style-name="T12">I had to add word “spell” or the spelling was confused with dictation in &lt;ruleOne&gt;</text:span></text:p>
            </text:list-header>
          </text:list>
          <draw:enhanced-geometry svg:viewBox="0 0 21600 21600" draw:type="line-callout-1" draw:modifiers="-7733.63740022805 -52339.9126637555 -372 2957 8434 -39915 8845 -396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5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Outline of Today’s Talk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Introduction</text:p>
              </text:list-item>
              <text:list-item>
                <text:p text:style-name="P3">Getting started with NatLink</text:p>
              </text:list-item>
              <text:list-item>
                <text:p text:style-name="P3">Basics of Python programming</text:p>
              </text:list-item>
              <text:list-item>
                <text:p text:style-name="P3">Specifying Grammars</text:p>
              </text:list-item>
              <text:list-item>
                <text:p text:style-name="P3">Handling Recognition Results</text:p>
              </text:list-item>
              <text:list-item>
                <text:p text:style-name="P3">Controlling Active Grammars</text:p>
              </text:list-item>
              <text:list-item>
                <text:p text:style-name="P3">Examples of advanced projects</text:p>
              </text:list-item>
              <text:list-item>
                <text:p text:style-name="P3"><text:span text:style-name="T4">Where to go for more hel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atLink Documentation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NatLink Documentation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\NatLink\NatLinkSource\NatLink.txt contains the documentation for calling the natlink module from Python</text:span></text:p>
              </text:list-item>
              <text:list-item>
                <text:p text:style-name="P3"><text:span text:style-name="T5">Example macro files are all heavily documented; in \NatLink\SampleMacros</text:span></text:p>
              </text:list-item>
              <text:list-item>
                <text:p text:style-name="P3"><text:span text:style-name="T5">Grammar syntax defined in gramparser.py</text:span></text:p>
              </text:list-item>
              <text:list-item>
                <text:p text:style-name="P3"><text:span text:style-name="T5">GrammarBase defined in natlinkutils.p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also defines utility functions and consta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ere to Get More Help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Where to Get More Help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3"><text:span text:style-name="T13">Joel’s NatSpeak web site:</text:span><text:span text:style-name="T13"><text:line-break/></text:span><text:span text:style-name="T2">http://www.synapseadaptive.com/joel/default.htm</text:span></text:p>
              </text:list-item>
              <text:list-item>
                <text:p text:style-name="P33"><text:span text:style-name="T13">Python language web site:</text:span><text:span text:style-name="T13"><text:line-break/></text:span><text:span text:style-name="T2">http://www.python.org/</text:span></text:p>
              </text:list-item>
              <text:list-item>
                <text:p text:style-name="P34"><text:span text:style-name="T13">Books on Python</text:span>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1">See Joel’s NatSpeak site for recommendations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13">NatPython mailing list:</text:span><text:span text:style-name="T13"><text:line-break/></text:span><text:span text:style-name="T2">http://harvee.billerica.ma.us/mailman/listinfo/natpython</text:span></text:p>
              </text:list-item>
              <text:list-item>
                <text:p text:style-name="P33"><text:span text:style-name="T1">Using COM from Python:</text:span><text:span text:style-name="T1"><text:line-break/></text:span><text:span text:style-name="T23">Python Programming on Win32</text:span><text:span text:style-name="T2"> by Mark Hammond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ooking at the Source Code" draw:style-name="dp1" draw:master-page-name="Standa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4"><text:span text:style-name="T5">Looking at the Source Code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3"><text:span text:style-name="T5">NatLink source code included in download</text:span></text:p>
              </text:list-item>
              <text:list-item>
                <text:p text:style-name="P3"><text:span text:style-name="T5">Source code is well documented</text:span></text:p>
              </text:list-item>
              <text:list-item>
                <text:p text:style-name="P3"><text:span text:style-name="T5">Written in Microsoft Visual C++ 6.0</text:span></text:p>
              </text:list-item>
              <text:list-item>
                <text:p text:style-name="P3"><text:span text:style-name="T5">Some features from Microsoft SAPI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get SAPI documentation from Microsof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Dragon-specific extensions not documented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ll Done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5cm" svg:x="2.672cm" svg:y="5.348cm" presentation:class="title" presentation:user-transformed="true">
          <draw:text-box>
            <text:list text:style-name="L1">
              <text:list-header>
                <text:p text:style-name="P1">All Done</text:p>
              </text:list-header>
            </text:list>
          </draw:text-box>
        </draw:frame>
        <draw:frame presentation:style-name="pr2" draw:text-style-name="P2" draw:layer="layout" svg:width="17.78cm" svg:height="4.868cm" svg:x="4.577cm" svg:y="10.385cm" presentation:class="subtitle" presentation:user-transformed="true">
          <draw:text-box>
            <text:list text:style-name="L2">
              <text:list-header>
                <text:p text:style-name="P3">“Microphone Off”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800000008097A79302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02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402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402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402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40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2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8c735a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Standa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ard-outline1">
          <text:list-level-style-bullet text:level="1" text:bullet-char="">
            <style:list-level-properties text:min-label-width="0.952cm"/>
            <style:text-properties fo:font-family="'Monotype Sorts'" style:font-pitch="variable" style:font-charset="x-symbol" fo:color="#ce9964" fo:font-size="9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2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graphic-properties>
        <text:list-style style:name="Standa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08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ard-title">
          <text:list-level-style-number text:level="1" style:num-format="">
            <style:list-level-properties/>
            <style:text-properties fo:color="#9966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8c735a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08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">
            <style:list-level-properties/>
            <style:text-properties fo:font-family="'Monotype Sorts'" style:font-pitch="variable" style:font-charset="x-symbol" fo:color="#ce9964" fo:font-size="90%"/>
          </text:list-level-style-bullet>
          <text:list-level-style-number text:level="2" style:num-format="">
            <style:list-level-properties/>
            <style:text-properties fo:color="#ce9964" fo:font-size="100%"/>
          </text:list-level-style-number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ce9964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ce9964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ce9964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ce9964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08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ce9964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a08366">
        <text:list-style style:name="Titel1-title">
          <text:list-level-style-number text:level="1" style:num-format="">
            <style:list-level-properties/>
            <style:text-properties fo:color="#9966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8c735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bfae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09cm" svg:stroke-color="#a08366" draw:stroke-linejoin="miter" svg:stroke-linecap="square" draw:fill="none" draw:fill-color="#ce996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bitmap" draw:fill-color="#ffffcc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ard-backgroundobjects">
      <style:graphic-properties draw:stroke="none" draw:fill="none" draw:fill-color="#ce9964" draw:auto-grow-height="false" draw:auto-grow-width="false" fo:min-height="1.271cm" fo:min-width="0cm" fo:wrap-option="wrap"/>
    </style:style>
    <style:style style:name="Mpr2" style:family="presentation" style:parent-style-name="Titel1-backgroundobjects" style:list-style-name="ML3">
      <style:graphic-properties draw:stroke="none" draw:fill="none" draw:fill-color="#ce9964" draw:auto-grow-height="false" draw:auto-grow-width="false" fo:min-height="1.271cm" fo:min-width="0cm" fo:wrap-option="wrap"/>
    </style:style>
    <style:style style:name="Mpr3" style:family="presentation" style:parent-style-name="Titel1-backgroundobjects" style:list-style-name="ML3">
      <style:graphic-properties draw:stroke="none" draw:fill="none" draw:fill-color="#ce9964" draw:auto-grow-height="false" draw:auto-grow-width="false" fo:min-height="1.271cm" fo:min-width="0cm" fo:wrap-option="wrap"/>
    </style:style>
    <style:style style:name="Mpr4" style:family="presentation" style:parent-style-name="Titel1-backgroundobjects" style:list-style-name="ML3">
      <style:graphic-properties draw:stroke="none" draw:fill="none" draw:fill-color="#ce9964" draw:auto-grow-height="false" draw:auto-grow-width="false" fo:min-height="1.271cm" fo:min-width="0cm" fo:wrap-option="wrap"/>
    </style:style>
    <style:style style:name="Mpr5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margin-top="0.308cm" fo:margin-bottom="0cm" fo:text-indent="0cm"/>
    </style:style>
    <style:style style:name="MP9" style:family="paragraph">
      <style:paragraph-properties fo:margin-left="0cm" fo:margin-right="0cm" fo:margin-top="0.308cm" fo:margin-bottom="0cm" fo:text-indent="0cm" style:writing-mode="lr-tb" style:font-independent-line-spacing="true"/>
    </style:style>
    <style:style style:name="MP10" style:family="paragraph">
      <style:paragraph-properties fo:margin-left="0cm" fo:margin-right="0cm" fo:margin-top="0.308cm" fo:margin-bottom="0cm" fo:text-align="center" fo:text-indent="0cm"/>
    </style:style>
    <style:style style:name="MP11" style:family="paragraph"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MP12" style:family="paragraph">
      <style:paragraph-properties fo:margin-left="0cm" fo:margin-right="0cm" fo:margin-top="0.308cm" fo:margin-bottom="0cm" fo:text-align="end" fo:text-indent="0cm"/>
    </style:style>
    <style:style style:name="MP13" style:family="paragraph">
      <style:paragraph-properties fo:margin-left="0cm" fo:margin-right="0cm" fo:margin-top="0.308cm" fo:margin-bottom="0cm" fo:text-align="end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a08366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083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2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2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2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2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getal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ard" style:page-layout-name="PM1" draw:style-name="Mdp1">
      <draw:g>
        <draw:custom-shape draw:style-name="Mgr6" draw:text-style-name="MP6" draw:layer="backgroundobjects" svg:width="23.164cm" svg:height="17.754cm" svg:x="1.482cm" svg:y="0.661cm">
          <text:p/>
          <draw:enhanced-geometry svg:viewBox="0 0 21600 21600" draw:type="rectangle" draw:enhanced-path="M 0 0 L 21600 0 21600 21600 0 21600 0 0 Z N"/>
        </draw:custom-shape>
        <draw:frame draw:name="minispir" draw:style-name="Mgr7" draw:text-style-name="MP7" draw:layer="backgroundobjects" svg:width="2.955cm" svg:height="19.05cm" svg:x="0cm" svg:y="0cm">
          <draw:image xlink:href="Pictures/100002000000005D000002584CC204D1.png" xlink:type="simple" xlink:show="embed" xlink:actuate="onLoad">
            <text:p/>
          </draw:image>
        </draw:frame>
        <draw:line draw:style-name="Mgr8" draw:text-style-name="MP7" draw:layer="backgroundobjects" svg:x1="2.822cm" svg:y1="4.445cm" svg:x2="24.342cm" svg:y2="4.445cm">
          <text:p/>
        </draw:line>
      </draw:g>
      <draw:frame presentation:style-name="Standaard-title" draw:layer="backgroundobjects" svg:width="21.59cm" svg:height="3.175cm" svg:x="2.752cm" svg:y="1.269cm" presentation:class="title" presentation:placeholder="true">
        <draw:text-box/>
      </draw:frame>
      <draw:frame presentation:style-name="Standaard-outline1" draw:layer="backgroundobjects" svg:width="21.59cm" svg:height="11.43cm" svg:x="2.752cm" svg:y="5.08cm" presentation:class="outline" presentation:placeholder="true">
        <draw:text-box/>
      </draw:frame>
      <draw:frame presentation:style-name="Mpr1" draw:layer="backgroundobjects" svg:width="5.291cm" svg:height="1.27cm" svg:x="2.751cm" svg:y="16.933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3cm" svg:height="1.27cm" svg:x="9.524cm" svg:y="16.933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9.05cm" svg:y="16.933cm" presentation:class="page-number">
        <draw:text-box>
          <text:list text:style-name="ML2">
            <text:list-header>
              <text:p><text:page-number>&lt;getal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Standaard-title" draw:layer="backgroundobjects" svg:width="12.7cm" svg:height="9.525cm" svg:x="3.175cm" svg:y="1.904cm" presentation:class="page"/>
        <draw:frame presentation:style-name="Standaard-notes" draw:layer="backgroundobjects" svg:width="13.97cm" svg:height="11.43cm" svg:x="2.54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getal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g>
        <draw:custom-shape draw:style-name="Mgr9" draw:text-style-name="MP6" draw:layer="backgroundobjects" svg:width="23.164cm" svg:height="17.754cm" svg:x="1.482cm" svg:y="0.661cm">
          <text:p/>
          <draw:enhanced-geometry svg:viewBox="0 0 21600 21600" draw:type="rectangle" draw:enhanced-path="M 0 0 L 21600 0 21600 21600 0 21600 0 0 Z N"/>
        </draw:custom-shape>
        <draw:frame draw:name="minispir" draw:style-name="Mgr7" draw:text-style-name="MP7" draw:layer="backgroundobjects" svg:width="2.955cm" svg:height="19.05cm" svg:x="0cm" svg:y="0cm">
          <draw:image xlink:href="Pictures/100002000000005D000002584CC204D1.png" xlink:type="simple" xlink:show="embed" xlink:actuate="onLoad">
            <text:p/>
          </draw:image>
        </draw:frame>
      </draw:g>
      <draw:frame presentation:style-name="Titel1-title" draw:layer="backgroundobjects" svg:width="21.59cm" svg:height="3.175cm" svg:x="2.672cm" svg:y="5.348cm" presentation:class="title" presentation:placeholder="true">
        <draw:text-box/>
      </draw:frame>
      <draw:frame presentation:style-name="Titel1-subtitle" draw:layer="backgroundobjects" svg:width="17.78cm" svg:height="4.868cm" svg:x="4.577cm" svg:y="10.385cm" presentation:class="subtitle" presentation:placeholder="true">
        <draw:text-box/>
      </draw:frame>
      <draw:frame presentation:style-name="Mpr2" draw:text-style-name="MP9" draw:layer="backgroundobjects" svg:width="5.292cm" svg:height="1.27cm" svg:x="2.672cm" svg:y="16.947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8.043cm" svg:height="1.27cm" svg:x="9.445cm" svg:y="16.947cm" presentation:class="footer">
        <draw:text-box>
          <text:list text:style-name="ML3">
            <text:list-header>
              <text:p text:style-name="MP10"><text:span text:style-name="MT3"><presentation:footer/></text:span></text:p>
            </text:list-header>
          </text:list>
        </draw:text-box>
      </draw:frame>
      <draw:frame presentation:style-name="Mpr4" draw:text-style-name="MP13" draw:layer="backgroundobjects" svg:width="5.291cm" svg:height="1.27cm" svg:x="18.97cm" svg:y="16.947cm" presentation:class="page-number">
        <draw:text-box>
          <text:list text:style-name="ML3">
            <text:list-header>
              <text:p text:style-name="MP12"><text:span text:style-name="MT3"><text:page-number>&lt;getal&gt;</text:page-number></text:span></text:p>
            </text:list-header>
          </text:list>
        </draw:text-box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getal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atLink: A Python Macro System for Dragon NaturallySpeaking</dc:title>
    <meta:initial-creator>Preferred Customer</meta:initial-creator>
    <meta:creation-date>1999-11-08T14:00:21</meta:creation-date>
    <dc:creator>Joel Gould</dc:creator>
    <dc:date>2000-06-25T12:13:39</dc:date>
    <meta:print-date>1999-11-09T21:02:25</meta:print-date>
    <meta:editing-cycles>29</meta:editing-cycles>
    <meta:editing-duration>P1DT4H35M15S</meta:editing-duration>
    <meta:document-statistic meta:object-count="340"/>
    <meta:generator>OpenOffice/4.1.5$Win32 OpenOffice.org_project/415m1$Build-9789</meta:generator>
  </office:meta>
</office:document-meta>
</file>